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5f7d9" officeooo:paragraph-rsid="11f5f7d9" fo:background-color="#cccccc" style:font-style-asian="normal" style:font-style-complex="normal"/>
    </style:style>
    <style:style style:name="P2" style:family="paragraph" style:parent-style-name="Text_20_body">
      <style:text-properties fo:font-style="normal" officeooo:rsid="11e4cfe2" officeooo:paragraph-rsid="11e4cfe2" fo:background-color="#cccccc" style:font-style-asian="normal" style:font-style-complex="normal"/>
    </style:style>
    <style:style style:name="P3" style:family="paragraph" style:parent-style-name="Text_20_body">
      <style:text-properties fo:font-style="normal" officeooo:rsid="15f0c3ea" officeooo:paragraph-rsid="12d211ec" fo:background-color="#cccccc" style:font-style-asian="normal" style:font-style-complex="normal"/>
    </style:style>
    <style:style style:name="P4" style:family="paragraph" style:parent-style-name="Text_20_body">
      <style:text-properties officeooo:rsid="1309c173" officeooo:paragraph-rsid="12ca40ac" fo:background-color="#cccccc"/>
    </style:style>
    <style:style style:name="P5" style:family="paragraph" style:parent-style-name="Text_20_body">
      <style:text-properties officeooo:rsid="130c54c7" officeooo:paragraph-rsid="12ca40ac" fo:background-color="#cccccc"/>
    </style:style>
    <style:style style:name="P6" style:family="paragraph" style:parent-style-name="Text_20_body">
      <style:text-properties officeooo:rsid="131a6167" officeooo:paragraph-rsid="12ca40ac" fo:background-color="#cccccc"/>
    </style:style>
    <style:style style:name="P7" style:family="paragraph" style:parent-style-name="Text_20_body">
      <style:text-properties officeooo:rsid="1260341b" officeooo:paragraph-rsid="12ca40ac" fo:background-color="#cccccc"/>
    </style:style>
    <style:style style:name="P8" style:family="paragraph" style:parent-style-name="Text_20_body">
      <style:text-properties officeooo:rsid="126635d3" officeooo:paragraph-rsid="12ca40ac" fo:background-color="#cccccc"/>
    </style:style>
    <style:style style:name="P9" style:family="paragraph" style:parent-style-name="Text_20_body">
      <style:text-properties officeooo:rsid="1277b3f3" officeooo:paragraph-rsid="12ca40ac" fo:background-color="#cccccc"/>
    </style:style>
    <style:style style:name="P10" style:family="paragraph" style:parent-style-name="Text_20_body">
      <style:text-properties officeooo:paragraph-rsid="12ca40ac" fo:background-color="#cccccc"/>
    </style:style>
    <style:style style:name="P11" style:family="paragraph" style:parent-style-name="Text_20_body">
      <style:text-properties officeooo:rsid="12b17572" officeooo:paragraph-rsid="12cb8a66" fo:background-color="#cccccc"/>
    </style:style>
    <style:style style:name="P12" style:family="paragraph" style:parent-style-name="Text_20_body">
      <style:text-properties officeooo:rsid="13214853" officeooo:paragraph-rsid="12cb8a66" fo:background-color="#cccccc"/>
    </style:style>
    <style:style style:name="P13" style:family="paragraph" style:parent-style-name="Text_20_body">
      <style:text-properties officeooo:rsid="13479af4" officeooo:paragraph-rsid="12cd90b8" fo:background-color="#cccccc"/>
    </style:style>
    <style:style style:name="P14" style:family="paragraph" style:parent-style-name="Text_20_body">
      <style:text-properties officeooo:rsid="1353cdbd" officeooo:paragraph-rsid="12cd90b8" fo:background-color="#cccccc"/>
    </style:style>
    <style:style style:name="P15" style:family="paragraph" style:parent-style-name="Text_20_body">
      <style:text-properties officeooo:rsid="13490f23" officeooo:paragraph-rsid="12cd90b8" fo:background-color="#cccccc"/>
    </style:style>
    <style:style style:name="P16" style:family="paragraph" style:parent-style-name="Text_20_body">
      <style:text-properties officeooo:rsid="134c2f67" officeooo:paragraph-rsid="12cd90b8" fo:background-color="#cccccc"/>
    </style:style>
    <style:style style:name="P17" style:family="paragraph" style:parent-style-name="Text_20_body">
      <style:text-properties officeooo:rsid="134ccc19" officeooo:paragraph-rsid="12cd90b8" fo:background-color="#cccccc"/>
    </style:style>
    <style:style style:name="P18" style:family="paragraph" style:parent-style-name="Text_20_body">
      <style:text-properties officeooo:rsid="12acd929" officeooo:paragraph-rsid="12cebf7e" fo:background-color="#cccccc"/>
    </style:style>
    <style:style style:name="P19" style:family="paragraph" style:parent-style-name="Text_20_body">
      <style:text-properties officeooo:rsid="12a0b9fb" officeooo:paragraph-rsid="12cebf7e" fo:background-color="#cccccc"/>
    </style:style>
    <style:style style:name="P20" style:family="paragraph" style:parent-style-name="Text_20_body">
      <style:text-properties officeooo:rsid="147f0178" officeooo:paragraph-rsid="12d392cf" fo:background-color="#cccccc"/>
    </style:style>
    <style:style style:name="P21" style:family="paragraph" style:parent-style-name="Text_20_body">
      <style:text-properties style:text-line-through-style="solid" style:text-line-through-type="single" officeooo:rsid="12461c24" officeooo:paragraph-rsid="12cb8a66" fo:background-color="#cccccc"/>
    </style:style>
    <style:style style:name="P22" style:family="paragraph" style:parent-style-name="Text_20_body">
      <style:text-properties style:text-line-through-style="solid" style:text-line-through-type="single" officeooo:rsid="12b34b3f" officeooo:paragraph-rsid="12cb8a66" fo:background-color="#cccccc"/>
    </style:style>
    <style:style style:name="P23" style:family="paragraph" style:parent-style-name="Text_20_body">
      <style:text-properties style:text-line-through-style="solid" style:text-line-through-type="single" officeooo:rsid="133cd7d1" officeooo:paragraph-rsid="12cd3d76" fo:background-color="#cccccc"/>
    </style:style>
    <style:style style:name="P24" style:family="paragraph" style:parent-style-name="Text_20_body">
      <style:text-properties style:text-line-through-style="solid" style:text-line-through-type="single" officeooo:rsid="133e1ea5" officeooo:paragraph-rsid="12cd3d76" fo:background-color="#cccccc"/>
    </style:style>
    <style:style style:name="P25"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26"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27" style:family="paragraph" style:parent-style-name="Text_20_body">
      <style:text-properties style:text-line-through-style="solid" style:text-line-through-type="single" fo:language="cs" fo:country="CZ" fo:font-style="normal" officeooo:rsid="12aa348d" officeooo:paragraph-rsid="12cfa471" fo:background-color="#dddddd" style:font-style-asian="normal" style:font-style-complex="normal"/>
    </style:style>
    <style:style style:name="P28"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29" style:family="paragraph" style:parent-style-name="Text_20_body">
      <style:text-properties fo:font-style="italic" officeooo:rsid="136f22d7" officeooo:paragraph-rsid="12cd3d76" fo:background-color="#cccccc" style:font-style-asian="italic" style:font-style-complex="italic"/>
    </style:style>
    <style:style style:name="P30" style:family="paragraph" style:parent-style-name="Text_20_body">
      <style:text-properties fo:font-style="italic" officeooo:rsid="133cd7d1" officeooo:paragraph-rsid="12cd3d76" fo:background-color="#cccccc" style:font-style-asian="italic" style:font-style-complex="italic"/>
    </style:style>
    <style:style style:name="P31" style:family="paragraph" style:parent-style-name="Text_20_body">
      <style:text-properties fo:font-style="italic" officeooo:rsid="13652b65" officeooo:paragraph-rsid="12cd3d76" fo:background-color="#cccccc" style:font-style-asian="italic" style:font-style-complex="italic"/>
    </style:style>
    <style:style style:name="P32" style:family="paragraph" style:parent-style-name="Text_20_body">
      <style:text-properties fo:font-style="italic" officeooo:rsid="1369ea01" officeooo:paragraph-rsid="12cd3d76" fo:background-color="#cccccc" style:font-style-asian="italic" style:font-style-complex="italic"/>
    </style:style>
    <style:style style:name="P33" style:family="paragraph" style:parent-style-name="Text_20_body">
      <style:text-properties fo:font-style="italic" officeooo:rsid="136e8e76" officeooo:paragraph-rsid="12cd3d76" fo:background-color="#cccccc" style:font-style-asian="italic" style:font-style-complex="italic"/>
    </style:style>
    <style:style style:name="P34" style:family="paragraph" style:parent-style-name="Text_20_body">
      <style:text-properties fo:font-style="italic" officeooo:rsid="136c9d2e" officeooo:paragraph-rsid="12cd3d76" fo:background-color="#cccccc" style:font-style-asian="italic" style:font-style-complex="italic"/>
    </style:style>
    <style:style style:name="P35" style:family="paragraph" style:parent-style-name="Text_20_body">
      <style:text-properties fo:font-style="italic" officeooo:rsid="15c237a5" officeooo:paragraph-rsid="12d6216f" fo:background-color="#b2b2b2" style:font-style-asian="italic" style:font-style-complex="italic"/>
    </style:style>
    <style:style style:name="P36" style:family="paragraph" style:parent-style-name="Text_20_body">
      <style:text-properties officeooo:rsid="14af986c" officeooo:paragraph-rsid="12cf7490" fo:background-color="#dddddd"/>
    </style:style>
    <style:style style:name="P37" style:family="paragraph" style:parent-style-name="Text_20_body">
      <style:text-properties officeooo:rsid="13bc2d66" officeooo:paragraph-rsid="12cf7490" fo:background-color="#dddddd"/>
    </style:style>
    <style:style style:name="P38" style:family="paragraph" style:parent-style-name="Text_20_body">
      <style:text-properties officeooo:rsid="147f0178" officeooo:paragraph-rsid="12cf7490" fo:background-color="#dddddd"/>
    </style:style>
    <style:style style:name="P39" style:family="paragraph" style:parent-style-name="Text_20_body">
      <style:text-properties officeooo:rsid="127f73eb" officeooo:paragraph-rsid="12cfa471" fo:background-color="#dddddd"/>
    </style:style>
    <style:style style:name="P40" style:family="paragraph" style:parent-style-name="Text_20_body">
      <style:text-properties fo:language="cs" fo:country="CZ" officeooo:rsid="12d32c19" officeooo:paragraph-rsid="12d32c19" fo:background-color="#cccccc"/>
    </style:style>
    <style:style style:name="P41" style:family="paragraph" style:parent-style-name="Text_20_body">
      <style:text-properties fo:language="cs" fo:country="CZ" officeooo:rsid="14aee26c" officeooo:paragraph-rsid="12d5332f" fo:background-color="#cccccc"/>
    </style:style>
    <style:style style:name="P42" style:family="paragraph" style:parent-style-name="Text_20_body">
      <style:text-properties fo:language="cs" fo:country="CZ" officeooo:rsid="15d6f475" officeooo:paragraph-rsid="12d5332f" fo:background-color="#cccccc"/>
    </style:style>
    <style:style style:name="P43" style:family="paragraph" style:parent-style-name="Text_20_body">
      <style:text-properties officeooo:rsid="13bb01cb" officeooo:paragraph-rsid="12d702ad" fo:background-color="#b2b2b2"/>
    </style:style>
    <style:style style:name="P44" style:family="paragraph" style:parent-style-name="Text_20_body">
      <style:text-properties officeooo:rsid="14913861" officeooo:paragraph-rsid="12d702ad" fo:background-color="#b2b2b2"/>
    </style:style>
    <style:style style:name="P45" style:family="paragraph" style:parent-style-name="Text_20_body">
      <style:text-properties officeooo:rsid="13b158d0" officeooo:paragraph-rsid="12d702ad" fo:background-color="#b2b2b2"/>
    </style:style>
    <style:style style:name="P46" style:family="paragraph" style:parent-style-name="Text_20_body">
      <style:text-properties officeooo:rsid="15cee1e7" officeooo:paragraph-rsid="12d702ad" fo:background-color="#b2b2b2"/>
    </style:style>
    <style:style style:name="P47" style:family="paragraph" style:parent-style-name="Text_20_body" style:list-style-name="L1">
      <style:text-properties fo:font-style="normal" officeooo:rsid="11de3741" officeooo:paragraph-rsid="11de3741" fo:background-color="#cccccc" style:font-style-asian="normal" style:font-style-complex="normal"/>
    </style:style>
    <style:style style:name="P48" style:family="paragraph" style:parent-style-name="Text_20_body" style:list-style-name="L1">
      <style:text-properties fo:font-style="normal" officeooo:rsid="11e2e38e" officeooo:paragraph-rsid="11e2e38e" fo:background-color="#cccccc" style:font-style-asian="normal" style:font-style-complex="normal"/>
    </style:style>
    <style:style style:name="P49" style:family="paragraph" style:parent-style-name="Text_20_body" style:list-style-name="L1">
      <style:text-properties fo:font-style="normal" officeooo:rsid="11dfddad" officeooo:paragraph-rsid="11dfddad" fo:background-color="#cccccc" style:font-style-asian="normal" style:font-style-complex="normal"/>
    </style:style>
    <style:style style:name="P50" style:family="paragraph" style:parent-style-name="Text_20_body" style:list-style-name="L1">
      <style:text-properties fo:font-style="normal" officeooo:rsid="11e2062e" officeooo:paragraph-rsid="11e2062e" fo:background-color="#cccccc" style:font-style-asian="normal" style:font-style-complex="normal"/>
    </style:style>
    <style:style style:name="P51" style:family="paragraph" style:parent-style-name="Text_20_body" style:list-style-name="L2">
      <style:text-properties fo:font-style="normal" officeooo:rsid="11f5f7d9" officeooo:paragraph-rsid="11f5f7d9" fo:background-color="#cccccc" style:font-style-asian="normal" style:font-style-complex="normal"/>
    </style:style>
    <style:style style:name="P52" style:family="paragraph" style:parent-style-name="Text_20_body" style:list-style-name="L3">
      <style:text-properties fo:font-style="normal" officeooo:rsid="11e4cfe2" officeooo:paragraph-rsid="11e4cfe2" fo:background-color="#cccccc" style:font-style-asian="normal" style:font-style-complex="normal"/>
    </style:style>
    <style:style style:name="P53" style:family="paragraph" style:parent-style-name="Text_20_body" style:list-style-name="L3">
      <style:text-properties fo:font-style="normal" officeooo:rsid="11e814a3" officeooo:paragraph-rsid="11e814a3" fo:background-color="#cccccc" style:font-style-asian="normal" style:font-style-complex="normal"/>
    </style:style>
    <style:style style:name="P54" style:family="paragraph" style:parent-style-name="Text_20_body" style:list-style-name="L3">
      <style:text-properties fo:font-style="normal" officeooo:rsid="11e9c8ad" officeooo:paragraph-rsid="11e9c8ad" fo:background-color="#cccccc" style:font-style-asian="normal" style:font-style-complex="normal"/>
    </style:style>
    <style:style style:name="P55" style:family="paragraph" style:parent-style-name="Text_20_body" style:list-style-name="L3">
      <style:text-properties fo:font-style="normal" officeooo:rsid="11eb5724" officeooo:paragraph-rsid="11eb5724" fo:background-color="#cccccc" style:font-style-asian="normal" style:font-style-complex="normal"/>
    </style:style>
    <style:style style:name="P56" style:family="paragraph" style:parent-style-name="Text_20_body" style:list-style-name="L3">
      <style:text-properties fo:font-style="normal" officeooo:rsid="11ed1766" officeooo:paragraph-rsid="11ed1766" fo:background-color="#cccccc" style:font-style-asian="normal" style:font-style-complex="normal"/>
    </style:style>
    <style:style style:name="P57" style:family="paragraph" style:parent-style-name="Text_20_body" style:list-style-name="L3">
      <style:text-properties fo:font-style="normal" officeooo:rsid="12c77612" officeooo:paragraph-rsid="12c77612" fo:background-color="#cccccc" style:font-style-asian="normal" style:font-style-complex="normal"/>
    </style:style>
    <style:style style:name="P58" style:family="paragraph" style:parent-style-name="Text_20_body" style:list-style-name="L3">
      <style:text-properties fo:font-style="normal" officeooo:rsid="11f189bd" officeooo:paragraph-rsid="11f189bd" fo:background-color="#cccccc" style:font-style-asian="normal" style:font-style-complex="normal"/>
    </style:style>
    <style:style style:name="P59" style:family="paragraph" style:parent-style-name="Text_20_body" style:list-style-name="L3">
      <style:text-properties fo:font-style="normal" officeooo:rsid="11f22c7a" officeooo:paragraph-rsid="11f22c7a" fo:background-color="#cccccc" style:font-style-asian="normal" style:font-style-complex="normal"/>
    </style:style>
    <style:style style:name="P60" style:family="paragraph" style:parent-style-name="Text_20_body" style:list-style-name="L3">
      <style:text-properties fo:font-style="normal" officeooo:rsid="11ec1cde" officeooo:paragraph-rsid="11ec1cde" fo:background-color="#cccccc" style:font-style-asian="normal" style:font-style-complex="normal"/>
    </style:style>
    <style:style style:name="P61" style:family="paragraph" style:parent-style-name="Text_20_body" style:list-style-name="L3">
      <style:text-properties fo:font-style="normal" officeooo:rsid="11f883a3" officeooo:paragraph-rsid="11f883a3" fo:background-color="#cccccc" style:font-style-asian="normal" style:font-style-complex="normal"/>
    </style:style>
    <style:style style:name="P62" style:family="paragraph" style:parent-style-name="Text_20_body" style:list-style-name="L3">
      <style:text-properties fo:font-style="normal" officeooo:rsid="11ec6eac" officeooo:paragraph-rsid="11ec6eac" fo:background-color="#cccccc" style:font-style-asian="normal" style:font-style-complex="normal"/>
    </style:style>
    <style:style style:name="P63" style:family="paragraph" style:parent-style-name="Text_20_body" style:list-style-name="L3">
      <style:text-properties fo:font-style="normal" officeooo:rsid="11f03209" officeooo:paragraph-rsid="11f03209" fo:background-color="#cccccc" style:font-style-asian="normal" style:font-style-complex="normal"/>
    </style:style>
    <style:style style:name="P64" style:family="paragraph" style:parent-style-name="Text_20_body" style:list-style-name="L3">
      <style:text-properties fo:font-style="normal" officeooo:rsid="11f40e69" officeooo:paragraph-rsid="11f40e69" fo:background-color="#cccccc" style:font-style-asian="normal" style:font-style-complex="normal"/>
    </style:style>
    <style:style style:name="P65" style:family="paragraph" style:parent-style-name="Text_20_body" style:list-style-name="L3">
      <style:text-properties fo:font-style="normal" officeooo:rsid="11fa9d4e" officeooo:paragraph-rsid="11fa9d4e" fo:background-color="#cccccc" style:font-style-asian="normal" style:font-style-complex="normal"/>
    </style:style>
    <style:style style:name="P66" style:family="paragraph" style:parent-style-name="Text_20_body" style:list-style-name="L15">
      <style:text-properties fo:font-style="normal" officeooo:rsid="1341e61d" officeooo:paragraph-rsid="12cd3d76" fo:background-color="#cccccc" style:font-style-asian="normal" style:font-style-complex="normal"/>
    </style:style>
    <style:style style:name="P67" style:family="paragraph" style:parent-style-name="Text_20_body" style:list-style-name="L15">
      <style:text-properties fo:font-style="normal" officeooo:rsid="13718a2c" officeooo:paragraph-rsid="12cd3d76" fo:background-color="#cccccc" style:font-style-asian="normal" style:font-style-complex="normal"/>
    </style:style>
    <style:style style:name="P68" style:family="paragraph" style:parent-style-name="Text_20_body" style:list-style-name="L36">
      <style:text-properties fo:font-style="normal" officeooo:rsid="15eca9b8" officeooo:paragraph-rsid="12d211ec" fo:background-color="#cccccc" style:font-style-asian="normal" style:font-style-complex="normal"/>
    </style:style>
    <style:style style:name="P69" style:family="paragraph" style:parent-style-name="Text_20_body" style:list-style-name="L36">
      <style:text-properties fo:font-style="normal" officeooo:rsid="15f1ec80" officeooo:paragraph-rsid="12d211ec" fo:background-color="#cccccc" style:font-style-asian="normal" style:font-style-complex="normal"/>
    </style:style>
    <style:style style:name="P70" style:family="paragraph" style:parent-style-name="Text_20_body" style:list-style-name="L36">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71" style:family="paragraph" style:parent-style-name="Text_20_body" style:list-style-name="L36">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72" style:family="paragraph" style:parent-style-name="Text_20_body" style:list-style-name="L1">
      <style:text-properties officeooo:rsid="11dfddad" officeooo:paragraph-rsid="11dfddad" fo:background-color="#cccccc"/>
    </style:style>
    <style:style style:name="P73" style:family="paragraph" style:parent-style-name="Text_20_body" style:list-style-name="L3">
      <style:text-properties officeooo:rsid="11e5e364" officeooo:paragraph-rsid="11e5e364" fo:background-color="#cccccc"/>
    </style:style>
    <style:style style:name="P74" style:family="paragraph" style:parent-style-name="Text_20_body" style:list-style-name="L3">
      <style:text-properties officeooo:rsid="11e89d8b" officeooo:paragraph-rsid="11e89d8b" fo:background-color="#cccccc"/>
    </style:style>
    <style:style style:name="P75" style:family="paragraph" style:parent-style-name="Text_20_body" style:list-style-name="L3">
      <style:text-properties officeooo:rsid="11ed1766" officeooo:paragraph-rsid="11ed1766" fo:background-color="#cccccc"/>
    </style:style>
    <style:style style:name="P76" style:family="paragraph" style:parent-style-name="Text_20_body" style:list-style-name="L3">
      <style:text-properties officeooo:rsid="11f22c7a" officeooo:paragraph-rsid="11f22c7a" fo:background-color="#cccccc"/>
    </style:style>
    <style:style style:name="P77" style:family="paragraph" style:parent-style-name="Text_20_body" style:list-style-name="L3">
      <style:text-properties officeooo:rsid="11f3d3a6" officeooo:paragraph-rsid="11f3d3a6" fo:background-color="#cccccc"/>
    </style:style>
    <style:style style:name="P78" style:family="paragraph" style:parent-style-name="Text_20_body" style:list-style-name="L5">
      <style:text-properties officeooo:rsid="1309c173" officeooo:paragraph-rsid="12ca40ac" fo:background-color="#cccccc"/>
    </style:style>
    <style:style style:name="P79" style:family="paragraph" style:parent-style-name="Text_20_body" style:list-style-name="L5">
      <style:text-properties officeooo:rsid="130b426a" officeooo:paragraph-rsid="12ca40ac" fo:background-color="#cccccc"/>
    </style:style>
    <style:style style:name="P80" style:family="paragraph" style:parent-style-name="Text_20_body" style:list-style-name="L6">
      <style:text-properties officeooo:rsid="1260c036" officeooo:paragraph-rsid="12ca40ac" fo:background-color="#cccccc"/>
    </style:style>
    <style:style style:name="P81" style:family="paragraph" style:parent-style-name="Text_20_body" style:list-style-name="L6">
      <style:text-properties officeooo:rsid="1262a3d9" officeooo:paragraph-rsid="12ca40ac" fo:background-color="#cccccc"/>
    </style:style>
    <style:style style:name="P82" style:family="paragraph" style:parent-style-name="Text_20_body" style:list-style-name="L6">
      <style:text-properties officeooo:rsid="12654db5" officeooo:paragraph-rsid="12ca40ac" fo:background-color="#cccccc"/>
    </style:style>
    <style:style style:name="P83" style:family="paragraph" style:parent-style-name="Text_20_body" style:list-style-name="L7">
      <style:text-properties officeooo:rsid="12678ede" officeooo:paragraph-rsid="12ca40ac" fo:background-color="#cccccc"/>
    </style:style>
    <style:style style:name="P84" style:family="paragraph" style:parent-style-name="Text_20_body" style:list-style-name="L8">
      <style:text-properties officeooo:rsid="12782ddf" officeooo:paragraph-rsid="12ca40ac" fo:background-color="#cccccc"/>
    </style:style>
    <style:style style:name="P85" style:family="paragraph" style:parent-style-name="Text_20_body" style:list-style-name="L8">
      <style:text-properties officeooo:rsid="1278c17e" officeooo:paragraph-rsid="12ca40ac" fo:background-color="#cccccc"/>
    </style:style>
    <style:style style:name="P86" style:family="paragraph" style:parent-style-name="Text_20_body" style:list-style-name="L8">
      <style:text-properties officeooo:rsid="127cc581" officeooo:paragraph-rsid="12ca40ac" fo:background-color="#cccccc"/>
    </style:style>
    <style:style style:name="P87" style:family="paragraph" style:parent-style-name="Text_20_body" style:list-style-name="L13">
      <style:text-properties officeooo:rsid="12b17572" officeooo:paragraph-rsid="12cb8a66" fo:background-color="#cccccc"/>
    </style:style>
    <style:style style:name="P88" style:family="paragraph" style:parent-style-name="Text_20_body" style:list-style-name="L13">
      <style:text-properties officeooo:rsid="12b3bc0f" officeooo:paragraph-rsid="12cb8a66" fo:background-color="#cccccc"/>
    </style:style>
    <style:style style:name="P89" style:family="paragraph" style:parent-style-name="Text_20_body" style:list-style-name="L13">
      <style:text-properties officeooo:rsid="12b63083" officeooo:paragraph-rsid="12cb8a66" fo:background-color="#cccccc"/>
    </style:style>
    <style:style style:name="P90" style:family="paragraph" style:parent-style-name="Text_20_body" style:list-style-name="L14">
      <style:text-properties officeooo:rsid="1321d7ab" officeooo:paragraph-rsid="12cb8a66" fo:background-color="#cccccc"/>
    </style:style>
    <style:style style:name="P91" style:family="paragraph" style:parent-style-name="Text_20_body" style:list-style-name="L14">
      <style:text-properties officeooo:rsid="132529fa" officeooo:paragraph-rsid="12cb8a66" fo:background-color="#cccccc"/>
    </style:style>
    <style:style style:name="P92" style:family="paragraph" style:parent-style-name="Text_20_body" style:list-style-name="L14">
      <style:text-properties officeooo:rsid="13260029" officeooo:paragraph-rsid="12cb8a66" fo:background-color="#cccccc"/>
    </style:style>
    <style:style style:name="P93" style:family="paragraph" style:parent-style-name="Text_20_body" style:list-style-name="L18">
      <style:text-properties officeooo:rsid="13652b65" officeooo:paragraph-rsid="12cd3d76" fo:background-color="#cccccc"/>
    </style:style>
    <style:style style:name="P94" style:family="paragraph" style:parent-style-name="Text_20_body" style:list-style-name="L20">
      <style:text-properties officeooo:rsid="1348efb7" officeooo:paragraph-rsid="12cd90b8" fo:background-color="#cccccc"/>
    </style:style>
    <style:style style:name="P95" style:family="paragraph" style:parent-style-name="Text_20_body" style:list-style-name="L20">
      <style:text-properties officeooo:rsid="134e40a5" officeooo:paragraph-rsid="12cd90b8" fo:background-color="#cccccc"/>
    </style:style>
    <style:style style:name="P96" style:family="paragraph" style:parent-style-name="Text_20_body" style:list-style-name="L21">
      <style:text-properties officeooo:rsid="121d489c" officeooo:paragraph-rsid="12cebf7e" fo:background-color="#cccccc"/>
    </style:style>
    <style:style style:name="P97" style:family="paragraph" style:parent-style-name="Text_20_body" style:list-style-name="L22">
      <style:text-properties officeooo:rsid="121d489c" officeooo:paragraph-rsid="12cebf7e" fo:background-color="#cccccc"/>
    </style:style>
    <style:style style:name="P98" style:family="paragraph" style:parent-style-name="Text_20_body" style:list-style-name="L21">
      <style:text-properties officeooo:rsid="121e55d2" officeooo:paragraph-rsid="12cebf7e" fo:background-color="#cccccc"/>
    </style:style>
    <style:style style:name="P99" style:family="paragraph" style:parent-style-name="Text_20_body" style:list-style-name="L22">
      <style:text-properties officeooo:rsid="122fe48d" officeooo:paragraph-rsid="12cebf7e" fo:background-color="#cccccc"/>
    </style:style>
    <style:style style:name="P100" style:family="paragraph" style:parent-style-name="Text_20_body" style:list-style-name="L22">
      <style:text-properties officeooo:rsid="122bcd65" officeooo:paragraph-rsid="12cebf7e" fo:background-color="#cccccc"/>
    </style:style>
    <style:style style:name="P101" style:family="paragraph" style:parent-style-name="Text_20_body" style:list-style-name="L22">
      <style:text-properties officeooo:rsid="122d326f" officeooo:paragraph-rsid="12cebf7e" fo:background-color="#cccccc"/>
    </style:style>
    <style:style style:name="P102" style:family="paragraph" style:parent-style-name="Text_20_body" style:list-style-name="L22">
      <style:text-properties officeooo:rsid="12363db0" officeooo:paragraph-rsid="12cebf7e" fo:background-color="#cccccc"/>
    </style:style>
    <style:style style:name="P103" style:family="paragraph" style:parent-style-name="Text_20_body" style:list-style-name="L22">
      <style:text-properties officeooo:rsid="12374fa8" officeooo:paragraph-rsid="12cebf7e" fo:background-color="#cccccc"/>
    </style:style>
    <style:style style:name="P104" style:family="paragraph" style:parent-style-name="Text_20_body" style:list-style-name="L22">
      <style:text-properties officeooo:rsid="12331419" officeooo:paragraph-rsid="12cebf7e" fo:background-color="#cccccc"/>
    </style:style>
    <style:style style:name="P105" style:family="paragraph" style:parent-style-name="Text_20_body" style:list-style-name="L22">
      <style:text-properties officeooo:rsid="123b9276" officeooo:paragraph-rsid="12cebf7e" fo:background-color="#cccccc"/>
    </style:style>
    <style:style style:name="P106" style:family="paragraph" style:parent-style-name="Text_20_body" style:list-style-name="L22">
      <style:text-properties officeooo:rsid="123e7eab" officeooo:paragraph-rsid="12cebf7e" fo:background-color="#cccccc"/>
    </style:style>
    <style:style style:name="P107" style:family="paragraph" style:parent-style-name="Text_20_body" style:list-style-name="L22">
      <style:text-properties officeooo:rsid="123fbe4e" officeooo:paragraph-rsid="12cebf7e" fo:background-color="#cccccc"/>
    </style:style>
    <style:style style:name="P108" style:family="paragraph" style:parent-style-name="Text_20_body" style:list-style-name="L22">
      <style:text-properties officeooo:rsid="1241269d" officeooo:paragraph-rsid="12cebf7e" fo:background-color="#cccccc"/>
    </style:style>
    <style:style style:name="P109" style:family="paragraph" style:parent-style-name="Text_20_body" style:list-style-name="L22">
      <style:text-properties officeooo:rsid="1254bfa3" officeooo:paragraph-rsid="12cebf7e" fo:background-color="#cccccc"/>
    </style:style>
    <style:style style:name="P110" style:family="paragraph" style:parent-style-name="Text_20_body" style:list-style-name="L22">
      <style:text-properties officeooo:rsid="12418ac7" officeooo:paragraph-rsid="12cebf7e" fo:background-color="#cccccc"/>
    </style:style>
    <style:style style:name="P111" style:family="paragraph" style:parent-style-name="Text_20_body" style:list-style-name="L22">
      <style:text-properties officeooo:rsid="123d84fa" officeooo:paragraph-rsid="12cebf7e" fo:background-color="#cccccc"/>
    </style:style>
    <style:style style:name="P112" style:family="paragraph" style:parent-style-name="Text_20_body" style:list-style-name="L22">
      <style:text-properties officeooo:rsid="12559cda" officeooo:paragraph-rsid="12cebf7e" fo:background-color="#cccccc"/>
    </style:style>
    <style:style style:name="P113" style:family="paragraph" style:parent-style-name="Text_20_body" style:list-style-name="L22">
      <style:text-properties officeooo:rsid="125a9335" officeooo:paragraph-rsid="12cebf7e" fo:background-color="#cccccc"/>
    </style:style>
    <style:style style:name="P114" style:family="paragraph" style:parent-style-name="Text_20_body" style:list-style-name="L22">
      <style:text-properties officeooo:rsid="126b445a" officeooo:paragraph-rsid="12cebf7e" fo:background-color="#cccccc"/>
    </style:style>
    <style:style style:name="P115" style:family="paragraph" style:parent-style-name="Text_20_body" style:list-style-name="L22">
      <style:text-properties officeooo:rsid="129b72f3" officeooo:paragraph-rsid="12cebf7e" fo:background-color="#cccccc"/>
    </style:style>
    <style:style style:name="P116" style:family="paragraph" style:parent-style-name="Text_20_body" style:list-style-name="L22">
      <style:text-properties officeooo:rsid="129b8b62" officeooo:paragraph-rsid="12cebf7e" fo:background-color="#cccccc"/>
    </style:style>
    <style:style style:name="P117" style:family="paragraph" style:parent-style-name="Text_20_body" style:list-style-name="L23">
      <style:text-properties officeooo:rsid="12a3d861" officeooo:paragraph-rsid="12cebf7e" fo:background-color="#cccccc"/>
    </style:style>
    <style:style style:name="P118" style:family="paragraph" style:parent-style-name="Text_20_body" style:list-style-name="L23">
      <style:text-properties officeooo:rsid="12a50af8" officeooo:paragraph-rsid="12cebf7e" fo:background-color="#cccccc"/>
    </style:style>
    <style:style style:name="P119" style:family="paragraph" style:parent-style-name="Text_20_body" style:list-style-name="L30">
      <style:text-properties officeooo:rsid="177563bf" officeooo:paragraph-rsid="12d702ad" fo:background-color="#cccccc"/>
    </style:style>
    <style:style style:name="P120" style:family="paragraph" style:parent-style-name="Text_20_body" style:list-style-name="L36">
      <style:text-properties officeooo:rsid="15f14680" officeooo:paragraph-rsid="12d211ec" fo:background-color="#cccccc"/>
    </style:style>
    <style:style style:name="P121" style:family="paragraph" style:parent-style-name="Text_20_body" style:list-style-name="L36">
      <style:text-properties officeooo:rsid="15f1ec80" officeooo:paragraph-rsid="12d211ec" fo:background-color="#cccccc"/>
    </style:style>
    <style:style style:name="P122" style:family="paragraph" style:parent-style-name="Text_20_body" style:list-style-name="L37">
      <style:text-properties officeooo:rsid="147f0178" officeooo:paragraph-rsid="12d392cf" fo:background-color="#cccccc"/>
    </style:style>
    <style:style style:name="P123" style:family="paragraph" style:parent-style-name="Text_20_body" style:list-style-name="L37">
      <style:text-properties officeooo:rsid="1483eb3e" officeooo:paragraph-rsid="12d392cf" fo:background-color="#cccccc"/>
    </style:style>
    <style:style style:name="P124" style:family="paragraph" style:parent-style-name="Text_20_body" style:list-style-name="L37">
      <style:text-properties officeooo:rsid="1480f6bf" officeooo:paragraph-rsid="12d392cf" fo:background-color="#cccccc"/>
    </style:style>
    <style:style style:name="P125" style:family="paragraph" style:parent-style-name="Text_20_body" style:list-style-name="L37">
      <style:text-properties officeooo:rsid="14824d0a" officeooo:paragraph-rsid="12d392cf" fo:background-color="#cccccc"/>
    </style:style>
    <style:style style:name="P126" style:family="paragraph" style:parent-style-name="Text_20_body" style:list-style-name="L37">
      <style:text-properties officeooo:rsid="148cb61c" officeooo:paragraph-rsid="12d392cf" fo:background-color="#cccccc"/>
    </style:style>
    <style:style style:name="P127" style:family="paragraph" style:parent-style-name="Text_20_body" style:list-style-name="L37">
      <style:text-properties officeooo:rsid="148e7c73" officeooo:paragraph-rsid="12d392cf" fo:background-color="#cccccc"/>
    </style:style>
    <style:style style:name="P128" style:family="paragraph" style:parent-style-name="Text_20_body" style:list-style-name="L37">
      <style:text-properties officeooo:rsid="14890ba0" officeooo:paragraph-rsid="12d5332f" fo:background-color="#cccccc"/>
    </style:style>
    <style:style style:name="P129" style:family="paragraph" style:parent-style-name="Text_20_body" style:list-style-name="L37">
      <style:text-properties officeooo:rsid="148ebd0f" officeooo:paragraph-rsid="12d5332f" fo:background-color="#cccccc"/>
    </style:style>
    <style:style style:name="P130" style:family="paragraph" style:parent-style-name="Text_20_body" style:list-style-name="L2">
      <style:text-properties fo:language="cs" fo:country="CZ" fo:font-style="normal" officeooo:rsid="11f71be3" officeooo:paragraph-rsid="11f71be3" fo:background-color="#cccccc" style:font-style-asian="normal" style:font-style-complex="normal"/>
    </style:style>
    <style:style style:name="P131" style:family="paragraph" style:parent-style-name="Text_20_body" style:list-style-name="L35">
      <style:text-properties fo:language="cs" fo:country="CZ" officeooo:rsid="128213d5" officeooo:paragraph-rsid="12cfa471" fo:background-color="#dddddd"/>
    </style:style>
    <style:style style:name="P132" style:family="paragraph" style:parent-style-name="Text_20_body" style:list-style-name="L36">
      <style:text-properties fo:language="cs" fo:country="CZ" officeooo:rsid="1295d98c" officeooo:paragraph-rsid="12d32c19" fo:background-color="#cccccc"/>
    </style:style>
    <style:style style:name="P133" style:family="paragraph" style:parent-style-name="Text_20_body" style:list-style-name="L36">
      <style:text-properties fo:language="cs" fo:country="CZ" officeooo:rsid="1296fda4" officeooo:paragraph-rsid="12d32c19" fo:background-color="#cccccc"/>
    </style:style>
    <style:style style:name="P134" style:family="paragraph" style:parent-style-name="Text_20_body" style:list-style-name="L36">
      <style:text-properties fo:language="cs" fo:country="CZ" officeooo:rsid="1299441e" officeooo:paragraph-rsid="12d32c19" fo:background-color="#cccccc"/>
    </style:style>
    <style:style style:name="P135" style:family="paragraph" style:parent-style-name="Text_20_body" style:list-style-name="L36">
      <style:text-properties fo:language="cs" fo:country="CZ" officeooo:rsid="122a6ace" officeooo:paragraph-rsid="12d32c19" fo:background-color="#cccccc"/>
    </style:style>
    <style:style style:name="P136" style:family="paragraph" style:parent-style-name="Text_20_body" style:list-style-name="L37">
      <style:text-properties fo:language="cs" fo:country="CZ" officeooo:rsid="148ebd0f" officeooo:paragraph-rsid="12d5332f" fo:background-color="#cccccc"/>
    </style:style>
    <style:style style:name="P137" style:family="paragraph" style:parent-style-name="Text_20_body" style:list-style-name="L4">
      <style:text-properties officeooo:rsid="14133ec8" officeooo:paragraph-rsid="12cf2504" fo:background-color="#dddddd"/>
    </style:style>
    <style:style style:name="P138" style:family="paragraph" style:parent-style-name="Text_20_body" style:list-style-name="L4">
      <style:text-properties officeooo:rsid="141bd621" officeooo:paragraph-rsid="12cf2504" fo:background-color="#dddddd"/>
    </style:style>
    <style:style style:name="P139" style:family="paragraph" style:parent-style-name="Text_20_body" style:list-style-name="L4">
      <style:text-properties officeooo:rsid="141ea3a4" officeooo:paragraph-rsid="12cf2504" fo:background-color="#dddddd"/>
    </style:style>
    <style:style style:name="P140" style:family="paragraph" style:parent-style-name="Text_20_body" style:list-style-name="L4">
      <style:text-properties officeooo:rsid="1414177c" officeooo:paragraph-rsid="12cf2504" fo:background-color="#dddddd"/>
    </style:style>
    <style:style style:name="P141" style:family="paragraph" style:parent-style-name="Text_20_body" style:list-style-name="L4">
      <style:text-properties officeooo:rsid="14151bd6" officeooo:paragraph-rsid="12cf2504" fo:background-color="#dddddd"/>
    </style:style>
    <style:style style:name="P142" style:family="paragraph" style:parent-style-name="Text_20_body" style:list-style-name="L4">
      <style:text-properties officeooo:rsid="1415ba33" officeooo:paragraph-rsid="12cf2504" fo:background-color="#dddddd"/>
    </style:style>
    <style:style style:name="P143" style:family="paragraph" style:parent-style-name="Text_20_body" style:list-style-name="L9">
      <style:text-properties officeooo:rsid="1421e3c4" officeooo:paragraph-rsid="12cf7490" fo:background-color="#dddddd"/>
    </style:style>
    <style:style style:name="P144" style:family="paragraph" style:parent-style-name="Text_20_body" style:list-style-name="L10">
      <style:text-properties officeooo:rsid="13bcbb86" officeooo:paragraph-rsid="12cf7490" fo:background-color="#dddddd"/>
    </style:style>
    <style:style style:name="P145" style:family="paragraph" style:parent-style-name="Text_20_body" style:list-style-name="L10">
      <style:text-properties officeooo:rsid="13bf4e3b" officeooo:paragraph-rsid="12cf7490" fo:background-color="#dddddd"/>
    </style:style>
    <style:style style:name="P146" style:family="paragraph" style:parent-style-name="Text_20_body" style:list-style-name="L10">
      <style:text-properties officeooo:rsid="147d1fa0" officeooo:paragraph-rsid="12cf7490" fo:background-color="#dddddd"/>
    </style:style>
    <style:style style:name="P147" style:family="paragraph" style:parent-style-name="Text_20_body" style:list-style-name="L10">
      <style:text-properties officeooo:rsid="13d9d58e" officeooo:paragraph-rsid="12cf7490" fo:background-color="#dddddd"/>
    </style:style>
    <style:style style:name="P148" style:family="paragraph" style:parent-style-name="Text_20_body" style:list-style-name="L10">
      <style:text-properties officeooo:rsid="13e2a301" officeooo:paragraph-rsid="12cf7490" fo:background-color="#dddddd"/>
    </style:style>
    <style:style style:name="P149" style:family="paragraph" style:parent-style-name="Text_20_body" style:list-style-name="L10">
      <style:text-properties officeooo:rsid="13da3976" officeooo:paragraph-rsid="12cf7490" fo:background-color="#dddddd"/>
    </style:style>
    <style:style style:name="P150" style:family="paragraph" style:parent-style-name="Text_20_body" style:list-style-name="L10">
      <style:text-properties officeooo:rsid="13dc37a0" officeooo:paragraph-rsid="12cf7490" fo:background-color="#dddddd"/>
    </style:style>
    <style:style style:name="P151" style:family="paragraph" style:parent-style-name="Text_20_body" style:list-style-name="L11">
      <style:text-properties officeooo:rsid="13af653d" officeooo:paragraph-rsid="12cf7490" fo:background-color="#dddddd"/>
    </style:style>
    <style:style style:name="P152" style:family="paragraph" style:parent-style-name="Text_20_body" style:list-style-name="L11">
      <style:text-properties officeooo:rsid="13c03ca8" officeooo:paragraph-rsid="12cf7490" fo:background-color="#dddddd"/>
    </style:style>
    <style:style style:name="P153" style:family="paragraph" style:parent-style-name="Text_20_body" style:list-style-name="L11">
      <style:text-properties officeooo:rsid="13c3da32" officeooo:paragraph-rsid="12cf7490" fo:background-color="#dddddd"/>
    </style:style>
    <style:style style:name="P154" style:family="paragraph" style:parent-style-name="Text_20_body" style:list-style-name="L11">
      <style:text-properties officeooo:rsid="13e91469" officeooo:paragraph-rsid="12cf7490" fo:background-color="#dddddd"/>
    </style:style>
    <style:style style:name="P155" style:family="paragraph" style:parent-style-name="Text_20_body" style:list-style-name="L12">
      <style:text-properties officeooo:rsid="147f0178" officeooo:paragraph-rsid="12cf7490" fo:background-color="#dddddd"/>
    </style:style>
    <style:style style:name="P156" style:family="paragraph" style:parent-style-name="Text_20_body" style:list-style-name="L12">
      <style:text-properties officeooo:rsid="1483eb3e" officeooo:paragraph-rsid="12cf7490" fo:background-color="#dddddd"/>
    </style:style>
    <style:style style:name="P157" style:family="paragraph" style:parent-style-name="Text_20_body" style:list-style-name="L12">
      <style:text-properties officeooo:rsid="148497c4" officeooo:paragraph-rsid="12cf7490" fo:background-color="#dddddd"/>
    </style:style>
    <style:style style:name="P158" style:family="paragraph" style:parent-style-name="Text_20_body" style:list-style-name="L12">
      <style:text-properties officeooo:rsid="1480f6bf" officeooo:paragraph-rsid="12cf7490" fo:background-color="#dddddd"/>
    </style:style>
    <style:style style:name="P159" style:family="paragraph" style:parent-style-name="Text_20_body" style:list-style-name="L12">
      <style:text-properties officeooo:rsid="14824d0a" officeooo:paragraph-rsid="12cf7490" fo:background-color="#dddddd"/>
    </style:style>
    <style:style style:name="P160" style:family="paragraph" style:parent-style-name="Text_20_body" style:list-style-name="L12">
      <style:text-properties officeooo:rsid="148cb61c" officeooo:paragraph-rsid="12cf7490" fo:background-color="#dddddd"/>
    </style:style>
    <style:style style:name="P161" style:family="paragraph" style:parent-style-name="Text_20_body" style:list-style-name="L12">
      <style:text-properties officeooo:rsid="148dc26a" officeooo:paragraph-rsid="12cf7490" fo:background-color="#dddddd"/>
    </style:style>
    <style:style style:name="P162" style:family="paragraph" style:parent-style-name="Text_20_body" style:list-style-name="L12">
      <style:text-properties officeooo:rsid="148e7c73" officeooo:paragraph-rsid="12cf7490" fo:background-color="#dddddd"/>
    </style:style>
    <style:style style:name="P163" style:family="paragraph" style:parent-style-name="Text_20_body" style:list-style-name="L12">
      <style:text-properties officeooo:rsid="14890ba0" officeooo:paragraph-rsid="12cf7490" fo:background-color="#dddddd"/>
    </style:style>
    <style:style style:name="P164" style:family="paragraph" style:parent-style-name="Text_20_body" style:list-style-name="L12">
      <style:text-properties officeooo:rsid="148ebd0f" officeooo:paragraph-rsid="12cf7490" fo:background-color="#dddddd"/>
    </style:style>
    <style:style style:name="P165" style:family="paragraph" style:parent-style-name="Text_20_body" style:list-style-name="L9">
      <style:text-properties style:text-line-through-style="solid" style:text-line-through-type="single" officeooo:rsid="13cb75c3" officeooo:paragraph-rsid="12cf7490" fo:background-color="#dddddd"/>
    </style:style>
    <style:style style:name="P166" style:family="paragraph" style:parent-style-name="Text_20_body" style:list-style-name="L16">
      <style:text-properties style:text-line-through-style="solid" style:text-line-through-type="single" officeooo:rsid="133cd7d1" officeooo:paragraph-rsid="12cd3d76" fo:background-color="#cccccc"/>
    </style:style>
    <style:style style:name="P167" style:family="paragraph" style:parent-style-name="Text_20_body" style:list-style-name="L16">
      <style:text-properties style:text-line-through-style="solid" style:text-line-through-type="single" officeooo:rsid="133d9b56" officeooo:paragraph-rsid="12cd3d76" fo:background-color="#cccccc"/>
    </style:style>
    <style:style style:name="P168" style:family="paragraph" style:parent-style-name="Text_20_body" style:list-style-name="L17">
      <style:text-properties style:text-line-through-style="solid" style:text-line-through-type="single" officeooo:rsid="13439bfd" officeooo:paragraph-rsid="12cd3d76" fo:background-color="#cccccc"/>
    </style:style>
    <style:style style:name="P169" style:family="paragraph" style:parent-style-name="Text_20_body" style:list-style-name="L19">
      <style:text-properties style:text-line-through-style="solid" style:text-line-through-type="single" fo:font-style="normal" officeooo:rsid="136dc874" officeooo:paragraph-rsid="12cd3d76" fo:background-color="#cccccc" style:font-style-asian="normal" style:font-style-complex="normal"/>
    </style:style>
    <style:style style:name="P170" style:family="paragraph" style:parent-style-name="Text_20_body" style:list-style-name="L23">
      <style:text-properties style:text-line-through-style="solid" style:text-line-through-type="single" fo:font-style="italic" officeooo:rsid="12a97490" officeooo:paragraph-rsid="12cebf7e" fo:background-color="#cccccc" style:font-style-asian="italic" style:font-style-complex="italic"/>
    </style:style>
    <style:style style:name="P171" style:family="paragraph" style:parent-style-name="Text_20_body" style:list-style-name="L36">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172" style:family="paragraph" style:parent-style-name="Text_20_body" style:list-style-name="L36">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173" style:family="paragraph" style:parent-style-name="Text_20_body" style:list-style-name="L37">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174" style:family="paragraph" style:parent-style-name="Text_20_body" style:list-style-name="L37">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175" style:family="paragraph" style:parent-style-name="Text_20_body" style:list-style-name="L38">
      <style:text-properties style:text-line-through-style="solid" style:text-line-through-type="single" officeooo:rsid="15645808" officeooo:paragraph-rsid="12d92ee3" fo:background-color="#b2b2b2"/>
    </style:style>
    <style:style style:name="P176" style:family="paragraph" style:parent-style-name="Text_20_body" style:list-style-name="L38">
      <style:text-properties style:text-line-through-style="solid" style:text-line-through-type="single" officeooo:rsid="1564bac2" officeooo:paragraph-rsid="12d92ee3" fo:background-color="#b2b2b2"/>
    </style:style>
    <style:style style:name="P177" style:family="paragraph" style:parent-style-name="Text_20_body" style:list-style-name="L38">
      <style:text-properties style:text-line-through-style="solid" style:text-line-through-type="single" officeooo:rsid="1566b165" officeooo:paragraph-rsid="12d92ee3" fo:background-color="#b2b2b2"/>
    </style:style>
    <style:style style:name="P178" style:family="paragraph" style:parent-style-name="Text_20_body" style:list-style-name="L38">
      <style:text-properties style:text-line-through-style="solid" style:text-line-through-type="single" officeooo:rsid="185c2087" officeooo:paragraph-rsid="12df5b1f" fo:background-color="#b2b2b2"/>
    </style:style>
    <style:style style:name="P179" style:family="paragraph" style:parent-style-name="Text_20_body" style:list-style-name="L24">
      <style:text-properties officeooo:rsid="129b8b62" officeooo:paragraph-rsid="12d702ad" fo:background-color="#b2b2b2"/>
    </style:style>
    <style:style style:name="P180" style:family="paragraph" style:parent-style-name="Text_20_body" style:list-style-name="L25">
      <style:text-properties officeooo:rsid="129ef19d" officeooo:paragraph-rsid="12d702ad" fo:background-color="#b2b2b2"/>
    </style:style>
    <style:style style:name="P181" style:family="paragraph" style:parent-style-name="Text_20_body" style:list-style-name="L26">
      <style:text-properties officeooo:rsid="13ae1165" officeooo:paragraph-rsid="12d702ad" fo:background-color="#b2b2b2"/>
    </style:style>
    <style:style style:name="P182" style:family="paragraph" style:parent-style-name="Text_20_body" style:list-style-name="L26">
      <style:text-properties officeooo:rsid="177563bf" officeooo:paragraph-rsid="12d702ad" fo:background-color="#b2b2b2"/>
    </style:style>
    <style:style style:name="P183" style:family="paragraph" style:parent-style-name="Text_20_body" style:list-style-name="L27">
      <style:text-properties officeooo:rsid="1496a429" officeooo:paragraph-rsid="12d702ad" fo:background-color="#b2b2b2"/>
    </style:style>
    <style:style style:name="P184" style:family="paragraph" style:parent-style-name="Text_20_body" style:list-style-name="L28">
      <style:text-properties officeooo:rsid="13b32ae4" officeooo:paragraph-rsid="12d702ad" fo:background-color="#b2b2b2"/>
    </style:style>
    <style:style style:name="P185" style:family="paragraph" style:parent-style-name="Text_20_body" style:list-style-name="L29">
      <style:text-properties officeooo:rsid="13bcbb86" officeooo:paragraph-rsid="12d702ad" fo:background-color="#b2b2b2"/>
    </style:style>
    <style:style style:name="P186" style:family="paragraph" style:parent-style-name="Text_20_body" style:list-style-name="L29">
      <style:text-properties officeooo:rsid="15e6498a" officeooo:paragraph-rsid="12d702ad" fo:background-color="#b2b2b2"/>
    </style:style>
    <style:style style:name="P187" style:family="paragraph" style:parent-style-name="Text_20_body" style:list-style-name="L29">
      <style:text-properties officeooo:rsid="15e5b40e" officeooo:paragraph-rsid="12d702ad" fo:background-color="#b2b2b2"/>
    </style:style>
    <style:style style:name="P188" style:family="paragraph" style:parent-style-name="Text_20_body" style:list-style-name="L29">
      <style:text-properties officeooo:rsid="13e019fe" officeooo:paragraph-rsid="12d702ad" fo:background-color="#b2b2b2"/>
    </style:style>
    <style:style style:name="P189" style:family="paragraph" style:parent-style-name="Text_20_body" style:list-style-name="L30">
      <style:text-properties officeooo:rsid="13af653d" officeooo:paragraph-rsid="12d702ad" fo:background-color="#b2b2b2"/>
    </style:style>
    <style:style style:name="P190" style:family="paragraph" style:parent-style-name="Text_20_body" style:list-style-name="L31">
      <style:text-properties officeooo:rsid="15c3be93" officeooo:paragraph-rsid="12d6216f" fo:background-color="#b2b2b2"/>
    </style:style>
    <style:style style:name="P191" style:family="paragraph" style:parent-style-name="Text_20_body" style:list-style-name="L31">
      <style:text-properties officeooo:rsid="15c9b72a" officeooo:paragraph-rsid="12d6216f" fo:background-color="#b2b2b2"/>
    </style:style>
    <style:style style:name="P192" style:family="paragraph" style:parent-style-name="Text_20_body" style:list-style-name="L31">
      <style:text-properties officeooo:rsid="13e91469" officeooo:paragraph-rsid="12d6216f" fo:background-color="#b2b2b2"/>
    </style:style>
    <style:style style:name="P193" style:family="paragraph" style:parent-style-name="Text_20_body" style:list-style-name="L31">
      <style:text-properties officeooo:rsid="15cc79cb" officeooo:paragraph-rsid="12d6216f" fo:background-color="#b2b2b2"/>
    </style:style>
    <style:style style:name="P194" style:family="paragraph" style:parent-style-name="Text_20_body" style:list-style-name="L32">
      <style:text-properties officeooo:rsid="15cc79cb" officeooo:paragraph-rsid="12d6216f" fo:background-color="#b2b2b2"/>
    </style:style>
    <style:style style:name="P195" style:family="paragraph" style:parent-style-name="Text_20_body" style:list-style-name="L34">
      <style:text-properties officeooo:rsid="15cc79cb" officeooo:paragraph-rsid="12d6216f" fo:background-color="#b2b2b2"/>
    </style:style>
    <style:style style:name="P196" style:family="paragraph" style:parent-style-name="Text_20_body" style:list-style-name="L33">
      <style:text-properties officeooo:paragraph-rsid="12d6216f" fo:background-color="#b2b2b2"/>
    </style:style>
    <style:style style:name="P197" style:family="paragraph" style:parent-style-name="Text_20_body" style:list-style-name="L38">
      <style:text-properties officeooo:rsid="15a3b646" officeooo:paragraph-rsid="12d92ee3" fo:background-color="#b2b2b2"/>
    </style:style>
    <style:style style:name="P198" style:family="paragraph" style:parent-style-name="Text_20_body" style:list-style-name="L38">
      <style:text-properties officeooo:rsid="1841d89c" officeooo:paragraph-rsid="12d92ee3" fo:background-color="#b2b2b2"/>
    </style:style>
    <style:style style:name="P199" style:family="paragraph" style:parent-style-name="Text_20_body" style:list-style-name="L38">
      <style:text-properties officeooo:rsid="1843a53b" officeooo:paragraph-rsid="12d92ee3" fo:background-color="#b2b2b2"/>
    </style:style>
    <style:style style:name="P200" style:family="paragraph" style:parent-style-name="Text_20_body" style:list-style-name="L38">
      <style:text-properties officeooo:rsid="1c8f090b" officeooo:paragraph-rsid="12d92ee3" fo:background-color="#b2b2b2"/>
    </style:style>
    <style:style style:name="P201" style:family="paragraph" style:parent-style-name="Text_20_body" style:list-style-name="L38">
      <style:text-properties officeooo:paragraph-rsid="12d92ee3" fo:background-color="#b2b2b2"/>
    </style:style>
    <style:style style:name="P202" style:family="paragraph" style:parent-style-name="Text_20_body" style:list-style-name="L38">
      <style:text-properties officeooo:rsid="14fe40c0" officeooo:paragraph-rsid="12d92ee3" fo:background-color="#b2b2b2"/>
    </style:style>
    <style:style style:name="P203" style:family="paragraph" style:parent-style-name="Text_20_body" style:list-style-name="L38">
      <style:text-properties officeooo:rsid="14ffff55" officeooo:paragraph-rsid="12d92ee3" fo:background-color="#b2b2b2"/>
    </style:style>
    <style:style style:name="P204" style:family="paragraph" style:parent-style-name="Text_20_body" style:list-style-name="L38">
      <style:text-properties officeooo:rsid="150217c2" officeooo:paragraph-rsid="12d92ee3" fo:background-color="#b2b2b2"/>
    </style:style>
    <style:style style:name="P205" style:family="paragraph" style:parent-style-name="Text_20_body" style:list-style-name="L38">
      <style:text-properties officeooo:rsid="15161d01" officeooo:paragraph-rsid="12d92ee3" fo:background-color="#b2b2b2"/>
    </style:style>
    <style:style style:name="P206" style:family="paragraph" style:parent-style-name="Text_20_body" style:list-style-name="L38">
      <style:text-properties officeooo:rsid="1774aa63" officeooo:paragraph-rsid="12dabbfa" fo:background-color="#b2b2b2"/>
    </style:style>
    <style:style style:name="P207" style:family="paragraph" style:parent-style-name="Text_20_body" style:list-style-name="L38">
      <style:text-properties officeooo:rsid="1901350e" officeooo:paragraph-rsid="12de0577" fo:background-color="#b2b2b2"/>
    </style:style>
    <style:style style:name="P208" style:family="paragraph" style:parent-style-name="Text_20_body" style:list-style-name="L31">
      <style:text-properties fo:font-style="italic" officeooo:rsid="15c64218" officeooo:paragraph-rsid="12d6216f" fo:background-color="#b2b2b2" style:font-style-asian="italic" style:font-style-complex="italic"/>
    </style:style>
    <style:style style:name="P209" style:family="paragraph" style:parent-style-name="Text_20_body" style:list-style-name="L36">
      <style:text-properties fo:font-style="italic" style:text-underline-style="none" officeooo:rsid="15f6829f" officeooo:paragraph-rsid="12d211ec" fo:background-color="#cccccc" style:font-style-asian="italic" style:font-style-complex="italic"/>
    </style:style>
    <style:style style:name="P210" style:family="paragraph" style:parent-style-name="Text_20_body" style:list-style-name="L36">
      <style:text-properties fo:font-style="italic" style:text-underline-style="none" officeooo:rsid="15f76865" officeooo:paragraph-rsid="12d211ec" fo:background-color="#cccccc" style:font-style-asian="italic" style:font-style-complex="italic"/>
    </style:style>
    <style:style style:name="P211" style:family="paragraph" style:parent-style-name="Text_20_body" style:list-style-name="L36">
      <style:text-properties fo:font-style="italic" style:text-underline-style="none" officeooo:rsid="15fe1d64" officeooo:paragraph-rsid="12d211ec" fo:background-color="#cccccc" style:font-style-asian="italic" style:font-style-complex="italic"/>
    </style:style>
    <style:style style:name="P212" style:family="paragraph" style:parent-style-name="Text_20_body" style:list-style-name="L37">
      <style:text-properties fo:font-style="italic" officeooo:rsid="148dc26a" officeooo:paragraph-rsid="12d392cf" fo:background-color="#cccccc" style:font-style-asian="italic" style:font-style-complex="italic"/>
    </style:style>
    <style:style style:name="P213" style:family="paragraph" style:parent-style-name="Text_20_body" style:list-style-name="L32">
      <style:text-properties officeooo:rsid="15d0b182" officeooo:paragraph-rsid="12d6216f"/>
    </style:style>
    <style:style style:name="P214" style:family="paragraph" style:parent-style-name="Text_20_body" style:list-style-name="L38">
      <style:text-properties officeooo:rsid="184c5c69" officeooo:paragraph-rsid="12d92ee3" fo:background-color="#999999"/>
    </style:style>
    <style:style style:name="P215" style:family="paragraph" style:parent-style-name="Text_20_body" style:list-style-name="L38">
      <style:text-properties officeooo:rsid="184d3717" officeooo:paragraph-rsid="12d92ee3" fo:background-color="#999999"/>
    </style:style>
    <style:style style:name="P216" style:family="paragraph" style:parent-style-name="Text_20_body" style:list-style-name="L38">
      <style:text-properties officeooo:rsid="1841bbfc" officeooo:paragraph-rsid="12d92ee3" fo:background-color="#999999"/>
    </style:style>
    <style:style style:name="P217" style:family="paragraph" style:parent-style-name="Text_20_body" style:list-style-name="L38">
      <style:text-properties officeooo:rsid="160397eb" officeooo:paragraph-rsid="12dabbfa" fo:background-color="#999999"/>
    </style:style>
    <style:style style:name="P218" style:family="paragraph" style:parent-style-name="Text_20_body" style:list-style-name="L38">
      <style:text-properties officeooo:rsid="1bf86820" officeooo:paragraph-rsid="12dbd70a" fo:background-color="#999999"/>
    </style:style>
    <style:style style:name="P219" style:family="paragraph" style:parent-style-name="Text_20_body" style:list-style-name="L38">
      <style:text-properties officeooo:rsid="1bf5fbc1" officeooo:paragraph-rsid="12dbd70a" fo:background-color="#999999"/>
    </style:style>
    <style:style style:name="P220" style:family="paragraph" style:parent-style-name="Text_20_body" style:list-style-name="L38">
      <style:text-properties officeooo:rsid="1c12ed17" officeooo:paragraph-rsid="12dbd70a" fo:background-color="#999999"/>
    </style:style>
    <style:style style:name="P221" style:family="paragraph" style:parent-style-name="Text_20_body" style:list-style-name="L38">
      <style:text-properties officeooo:rsid="1c131a41" officeooo:paragraph-rsid="12dbd70a" fo:background-color="#999999"/>
    </style:style>
    <style:style style:name="P222" style:family="paragraph" style:parent-style-name="Text_20_body" style:list-style-name="L38">
      <style:text-properties officeooo:rsid="1bf72457" officeooo:paragraph-rsid="12dbd70a" fo:background-color="#999999"/>
    </style:style>
    <style:style style:name="P223" style:family="paragraph" style:parent-style-name="Text_20_body" style:list-style-name="L38">
      <style:text-properties officeooo:rsid="1c079820" officeooo:paragraph-rsid="12dbd70a" fo:background-color="#999999"/>
    </style:style>
    <style:style style:name="P224" style:family="paragraph" style:parent-style-name="Text_20_body" style:list-style-name="L38">
      <style:text-properties officeooo:rsid="1ae9723d" officeooo:paragraph-rsid="12dc8bf6" fo:background-color="#999999"/>
    </style:style>
    <style:style style:name="P225" style:family="paragraph" style:parent-style-name="Text_20_body" style:list-style-name="L38">
      <style:text-properties officeooo:rsid="1ae77804" officeooo:paragraph-rsid="12dc8bf6" fo:background-color="#999999"/>
    </style:style>
    <style:style style:name="P226" style:family="paragraph" style:parent-style-name="Text_20_body" style:list-style-name="L38">
      <style:text-properties officeooo:rsid="18f5e458" officeooo:paragraph-rsid="12de0577" fo:background-color="#999999"/>
    </style:style>
    <style:style style:name="P227" style:family="paragraph" style:parent-style-name="Text_20_body" style:list-style-name="L38">
      <style:text-properties officeooo:rsid="1847e90d" officeooo:paragraph-rsid="12df5b1f" fo:background-color="#999999"/>
    </style:style>
    <style:style style:name="P228" style:family="paragraph" style:parent-style-name="Text_20_body" style:list-style-name="L38">
      <style:text-properties officeooo:rsid="18500cbe" officeooo:paragraph-rsid="12df5b1f" fo:background-color="#999999"/>
    </style:style>
    <style:style style:name="P229" style:family="paragraph" style:parent-style-name="Text_20_body" style:list-style-name="L38">
      <style:text-properties officeooo:rsid="18496138" officeooo:paragraph-rsid="12e0e3b4" fo:background-color="#999999"/>
    </style:style>
    <style:style style:name="P230" style:family="paragraph" style:parent-style-name="Text_20_body" style:list-style-name="L38">
      <style:text-properties officeooo:rsid="1852c2e5" officeooo:paragraph-rsid="12e0e3b4" fo:background-color="#999999"/>
    </style:style>
    <style:style style:name="P231" style:family="paragraph" style:parent-style-name="Text_20_body" style:list-style-name="L38">
      <style:text-properties officeooo:rsid="1859769b" officeooo:paragraph-rsid="12e0e3b4" fo:background-color="#999999"/>
    </style:style>
    <style:style style:name="P232" style:family="paragraph" style:parent-style-name="Text_20_body" style:list-style-name="L38">
      <style:text-properties officeooo:rsid="186429ed" officeooo:paragraph-rsid="12e0e3b4" fo:background-color="#999999"/>
    </style:style>
    <style:style style:name="P233" style:family="paragraph" style:parent-style-name="Text_20_body" style:list-style-name="L38">
      <style:text-properties officeooo:rsid="186b3e8b" officeooo:paragraph-rsid="12e0e3b4" fo:background-color="#999999"/>
    </style:style>
    <style:style style:name="P234" style:family="paragraph" style:parent-style-name="Text_20_body" style:list-style-name="L38">
      <style:text-properties officeooo:rsid="185f68c9" officeooo:paragraph-rsid="12e0e3b4" fo:background-color="#999999"/>
    </style:style>
    <style:style style:name="P235" style:family="paragraph" style:parent-style-name="Text_20_body" style:list-style-name="L38">
      <style:text-properties officeooo:rsid="185fe9f1" officeooo:paragraph-rsid="12e0e3b4" fo:background-color="#999999"/>
    </style:style>
    <style:style style:name="P236" style:family="paragraph" style:parent-style-name="Text_20_body" style:list-style-name="L38">
      <style:text-properties officeooo:rsid="1860b58f" officeooo:paragraph-rsid="12e0e3b4" fo:background-color="#999999"/>
    </style:style>
    <style:style style:name="P237" style:family="paragraph" style:parent-style-name="Text_20_body" style:list-style-name="L38">
      <style:text-properties officeooo:rsid="1862985f" officeooo:paragraph-rsid="12e0e3b4" fo:background-color="#999999"/>
    </style:style>
    <style:style style:name="P238" style:family="paragraph" style:parent-style-name="Text_20_body" style:list-style-name="L38">
      <style:text-properties officeooo:rsid="18675967" officeooo:paragraph-rsid="12e25ffa" fo:background-color="#999999"/>
    </style:style>
    <style:style style:name="P239" style:family="paragraph" style:parent-style-name="Text_20_body" style:list-style-name="L38">
      <style:text-properties officeooo:rsid="1869a4fe" officeooo:paragraph-rsid="12e25ffa" fo:background-color="#999999"/>
    </style:style>
    <style:style style:name="P240" style:family="paragraph" style:parent-style-name="Text_20_body" style:list-style-name="L38">
      <style:text-properties style:text-line-through-style="none" style:text-line-through-type="none" officeooo:rsid="18692b86" officeooo:paragraph-rsid="12e0e3b4" fo:background-color="#b2b2b2"/>
    </style:style>
    <style:style style:name="P241" style:family="paragraph" style:parent-style-name="Text_20_body" style:list-style-name="L38">
      <style:text-properties style:text-line-through-style="none" style:text-line-through-type="none" officeooo:rsid="1a504f57" officeooo:paragraph-rsid="12e25ffa" fo:background-color="#b2b2b2"/>
    </style:style>
    <style:style style:name="P242" style:family="paragraph" style:parent-style-name="Heading_20_5">
      <style:text-properties officeooo:paragraph-rsid="12d702ad" fo:background-color="#b2b2b2"/>
    </style:style>
    <style:style style:name="P243" style:family="paragraph" style:parent-style-name="Heading_20_4">
      <style:text-properties officeooo:rsid="127f73eb" officeooo:paragraph-rsid="12cfa471" fo:background-color="#dddddd"/>
    </style:style>
    <style:style style:name="P244" style:family="paragraph" style:parent-style-name="Heading_20_3">
      <style:text-properties officeooo:rsid="124ad594" officeooo:paragraph-rsid="12ca40ac" fo:background-color="#cccccc"/>
    </style:style>
    <style:style style:name="P245" style:family="paragraph" style:parent-style-name="Heading_20_3">
      <style:text-properties officeooo:paragraph-rsid="12cb8a66" fo:background-color="#cccccc"/>
    </style:style>
    <style:style style:name="P246" style:family="paragraph" style:parent-style-name="Heading_20_3">
      <style:text-properties officeooo:paragraph-rsid="12cd3d76" fo:background-color="#cccccc"/>
    </style:style>
    <style:style style:name="P247" style:family="paragraph" style:parent-style-name="Heading_20_3">
      <style:text-properties officeooo:paragraph-rsid="12cd90b8" fo:background-color="#cccccc"/>
    </style:style>
    <style:style style:name="P248" style:family="paragraph" style:parent-style-name="Heading_20_3">
      <style:text-properties officeooo:paragraph-rsid="12cf7490" fo:background-color="#dddddd"/>
    </style:style>
    <style:style style:name="P249" style:family="paragraph" style:parent-style-name="Heading_20_3">
      <style:text-properties officeooo:paragraph-rsid="12d702ad" fo:background-color="#b2b2b2"/>
    </style:style>
    <style:style style:name="P250" style:family="paragraph" style:parent-style-name="Heading_20_3">
      <style:text-properties officeooo:paragraph-rsid="12d6216f" fo:background-color="#b2b2b2"/>
    </style:style>
    <style:style style:name="P251" style:family="paragraph" style:parent-style-name="Heading_20_2">
      <style:text-properties officeooo:rsid="14133ec8" officeooo:paragraph-rsid="12cf2504" fo:background-color="#dddddd"/>
    </style:style>
    <style:style style:name="P252" style:family="paragraph" style:parent-style-name="Heading_20_2">
      <style:text-properties officeooo:paragraph-rsid="12cd3d76" fo:background-color="#cccccc"/>
    </style:style>
    <style:style style:name="P253" style:family="paragraph" style:parent-style-name="Heading_20_2">
      <style:text-properties officeooo:paragraph-rsid="12cebf7e" fo:background-color="#cccccc"/>
    </style:style>
    <style:style style:name="P254" style:family="paragraph" style:parent-style-name="Heading_20_2">
      <style:text-properties officeooo:rsid="12d02b81" officeooo:paragraph-rsid="12d02b81" fo:background-color="#cccccc"/>
    </style:style>
    <style:style style:name="P255" style:family="paragraph" style:parent-style-name="Heading_20_2">
      <style:text-properties officeooo:rsid="13ad953f" officeooo:paragraph-rsid="12d702ad" fo:background-color="#b2b2b2"/>
    </style:style>
    <style:style style:name="P256" style:family="paragraph" style:parent-style-name="Heading_20_1">
      <style:text-properties fo:background-color="#cccccc"/>
    </style:style>
    <style:style style:name="P257" style:family="paragraph" style:parent-style-name="Heading_20_1" style:master-page-name="Standard">
      <style:paragraph-properties style:page-number="auto"/>
      <style:text-properties officeooo:rsid="12d8263f" officeooo:paragraph-rsid="12d8263f" fo:background-color="#cccccc"/>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fo:font-style="normal" officeooo:rsid="15eca9b8" style:font-style-asian="normal" style:font-style-complex="normal"/>
    </style:style>
    <style:style style:name="T16" style:family="text">
      <style:text-properties fo:font-style="normal" officeooo:rsid="15f3705f" style:font-style-asian="normal" style:font-style-complex="normal"/>
    </style:style>
    <style:style style:name="T17" style:family="text">
      <style:text-properties fo:font-style="normal" officeooo:rsid="15f7662c" style:font-style-asian="normal" style:font-style-complex="normal"/>
    </style:style>
    <style:style style:name="T18" style:family="text">
      <style:text-properties fo:font-style="normal" officeooo:rsid="12d8263f" fo:background-color="#cccccc" loext:char-shading-value="0" style:font-style-asian="normal" style:font-style-complex="normal"/>
    </style:style>
    <style:style style:name="T19" style:family="text">
      <style:text-properties officeooo:rsid="11f9dfb6"/>
    </style:style>
    <style:style style:name="T20" style:family="text">
      <style:text-properties officeooo:rsid="124ba33d"/>
    </style:style>
    <style:style style:name="T21" style:family="text">
      <style:text-properties officeooo:rsid="1263b0a3"/>
    </style:style>
    <style:style style:name="T22" style:family="text">
      <style:text-properties officeooo:rsid="1278c93a"/>
    </style:style>
    <style:style style:name="T23" style:family="text">
      <style:text-properties officeooo:rsid="12b2dae6"/>
    </style:style>
    <style:style style:name="T24" style:family="text">
      <style:text-properties officeooo:rsid="12b5ab26"/>
    </style:style>
    <style:style style:name="T25" style:family="text">
      <style:text-properties officeooo:rsid="132fee1b"/>
    </style:style>
    <style:style style:name="T26" style:family="text">
      <style:text-properties officeooo:rsid="1323d0f8"/>
    </style:style>
    <style:style style:name="T27" style:family="text">
      <style:text-properties officeooo:rsid="132529fa"/>
    </style:style>
    <style:style style:name="T28" style:family="text">
      <style:text-properties officeooo:rsid="1341f1a5"/>
    </style:style>
    <style:style style:name="T29" style:family="text">
      <style:text-properties officeooo:rsid="13400d4c"/>
    </style:style>
    <style:style style:name="T30" style:family="text">
      <style:text-properties officeooo:rsid="13469271"/>
    </style:style>
    <style:style style:name="T31" style:family="text">
      <style:text-properties officeooo:rsid="13449941"/>
    </style:style>
    <style:style style:name="T32" style:family="text">
      <style:text-properties officeooo:rsid="13697587"/>
    </style:style>
    <style:style style:name="T33" style:family="text">
      <style:text-properties officeooo:rsid="134ccc19"/>
    </style:style>
    <style:style style:name="T34" style:family="text">
      <style:text-properties officeooo:rsid="134e6abc"/>
    </style:style>
    <style:style style:name="T35" style:family="text">
      <style:text-properties officeooo:rsid="134ad93a"/>
    </style:style>
    <style:style style:name="T36" style:family="text">
      <style:text-properties officeooo:rsid="12b06b97"/>
    </style:style>
    <style:style style:name="T37" style:family="text">
      <style:text-properties officeooo:rsid="12ae2f80"/>
    </style:style>
    <style:style style:name="T38" style:family="text">
      <style:text-properties officeooo:rsid="122036b3"/>
    </style:style>
    <style:style style:name="T39" style:family="text">
      <style:text-properties officeooo:rsid="122c4e2f"/>
    </style:style>
    <style:style style:name="T40" style:family="text">
      <style:text-properties officeooo:rsid="122de8ea"/>
    </style:style>
    <style:style style:name="T41" style:family="text">
      <style:text-properties officeooo:rsid="1234ad85"/>
    </style:style>
    <style:style style:name="T42" style:family="text">
      <style:text-properties officeooo:rsid="123f91c5"/>
    </style:style>
    <style:style style:name="T43" style:family="text">
      <style:text-properties officeooo:rsid="12435b20"/>
    </style:style>
    <style:style style:name="T44" style:family="text">
      <style:text-properties officeooo:rsid="12453674"/>
    </style:style>
    <style:style style:name="T45" style:family="text">
      <style:text-properties officeooo:rsid="1258aa80"/>
    </style:style>
    <style:style style:name="T46" style:family="text">
      <style:text-properties officeooo:rsid="125ea52a"/>
    </style:style>
    <style:style style:name="T47" style:family="text">
      <style:text-properties officeooo:rsid="125cc0ab"/>
    </style:style>
    <style:style style:name="T48" style:family="text">
      <style:text-properties officeooo:rsid="125bec21"/>
    </style:style>
    <style:style style:name="T49" style:family="text">
      <style:text-properties officeooo:rsid="129ef19d"/>
    </style:style>
    <style:style style:name="T50" style:family="text">
      <style:text-properties officeooo:rsid="129cd4a3"/>
    </style:style>
    <style:style style:name="T51" style:family="text">
      <style:text-properties officeooo:rsid="12a12b37"/>
    </style:style>
    <style:style style:name="T52" style:family="text">
      <style:text-properties officeooo:rsid="12a5acbc"/>
    </style:style>
    <style:style style:name="T53" style:family="text">
      <style:text-properties officeooo:rsid="1416948b"/>
    </style:style>
    <style:style style:name="T54" style:family="text">
      <style:text-properties officeooo:rsid="141bd621"/>
    </style:style>
    <style:style style:name="T55" style:family="text">
      <style:text-properties officeooo:rsid="1414177c"/>
    </style:style>
    <style:style style:name="T56" style:family="text">
      <style:text-properties officeooo:rsid="141cba6b"/>
    </style:style>
    <style:style style:name="T57" style:family="text">
      <style:text-properties officeooo:rsid="141e2b11"/>
    </style:style>
    <style:style style:name="T58" style:family="text">
      <style:text-properties officeooo:rsid="141fc236"/>
    </style:style>
    <style:style style:name="T59" style:family="text">
      <style:text-properties officeooo:rsid="14133ec8"/>
    </style:style>
    <style:style style:name="T60" style:family="text">
      <style:text-properties officeooo:rsid="141d9f06"/>
    </style:style>
    <style:style style:name="T61" style:family="text">
      <style:text-properties officeooo:rsid="148fc4c8"/>
    </style:style>
    <style:style style:name="T62" style:family="text">
      <style:text-properties officeooo:rsid="14b11bbe"/>
    </style:style>
    <style:style style:name="T63" style:family="text">
      <style:text-properties officeooo:rsid="13caa9dc"/>
    </style:style>
    <style:style style:name="T64" style:family="text">
      <style:text-properties officeooo:rsid="13cc97da"/>
    </style:style>
    <style:style style:name="T65" style:family="text">
      <style:text-properties officeooo:rsid="147a34ac"/>
    </style:style>
    <style:style style:name="T66" style:family="text">
      <style:text-properties officeooo:rsid="1422cb64"/>
    </style:style>
    <style:style style:name="T67" style:family="text">
      <style:text-properties officeooo:rsid="13be0c1f"/>
    </style:style>
    <style:style style:name="T68" style:family="text">
      <style:text-properties officeooo:rsid="13e2a301"/>
    </style:style>
    <style:style style:name="T69" style:family="text">
      <style:text-properties officeooo:rsid="13e45a21"/>
    </style:style>
    <style:style style:name="T70" style:family="text">
      <style:text-properties officeooo:rsid="13e65e33"/>
    </style:style>
    <style:style style:name="T71" style:family="text">
      <style:text-properties officeooo:rsid="13e3b3c3"/>
    </style:style>
    <style:style style:name="T72" style:family="text">
      <style:text-properties officeooo:rsid="13e019fe"/>
    </style:style>
    <style:style style:name="T73" style:family="text">
      <style:text-properties officeooo:rsid="13e1c903"/>
    </style:style>
    <style:style style:name="T74" style:family="text">
      <style:text-properties officeooo:rsid="1424b741"/>
    </style:style>
    <style:style style:name="T75" style:family="text">
      <style:text-properties officeooo:rsid="13c7f17b"/>
    </style:style>
    <style:style style:name="T76" style:family="text">
      <style:text-properties fo:font-style="italic" style:font-style-asian="italic" style:font-style-complex="italic"/>
    </style:style>
    <style:style style:name="T77" style:family="text">
      <style:text-properties fo:font-style="italic" officeooo:rsid="15ca5cf7" style:font-style-asian="italic" style:font-style-complex="italic"/>
    </style:style>
    <style:style style:name="T78" style:family="text">
      <style:text-properties officeooo:rsid="1485bec4"/>
    </style:style>
    <style:style style:name="T79" style:family="text">
      <style:text-properties officeooo:rsid="1485292b"/>
    </style:style>
    <style:style style:name="T80" style:family="text">
      <style:text-properties officeooo:rsid="148e8bc3"/>
    </style:style>
    <style:style style:name="T81" style:family="text">
      <style:text-properties officeooo:rsid="148dc26a"/>
    </style:style>
    <style:style style:name="T82" style:family="text">
      <style:text-properties officeooo:rsid="15d896d6"/>
    </style:style>
    <style:style style:name="T83" style:family="text">
      <style:text-properties officeooo:rsid="15f7662c"/>
    </style:style>
    <style:style style:name="T84" style:family="text">
      <style:text-properties officeooo:rsid="1602c699"/>
    </style:style>
    <style:style style:name="T85" style:family="text">
      <style:text-properties officeooo:rsid="129811b4"/>
    </style:style>
    <style:style style:name="T86" style:family="text">
      <style:text-properties officeooo:rsid="176155cb"/>
    </style:style>
    <style:style style:name="T87" style:family="text">
      <style:text-properties officeooo:rsid="12d02b81" fo:background-color="#cccccc" loext:char-shading-value="0"/>
    </style:style>
    <style:style style:name="T88" style:family="text">
      <style:text-properties officeooo:rsid="15e50522" fo:background-color="#cccccc" loext:char-shading-value="0"/>
    </style:style>
    <style:style style:name="T89" style:family="text">
      <style:text-properties officeooo:rsid="12d8263f" fo:background-color="#cccccc" loext:char-shading-value="0"/>
    </style:style>
    <style:style style:name="T90" style:family="text">
      <style:text-properties officeooo:rsid="186c8685" fo:background-color="#cccccc" loext:char-shading-value="0"/>
    </style:style>
    <style:style style:name="T91" style:family="text">
      <style:text-properties fo:font-weight="bold" officeooo:rsid="15cc79cb" style:font-weight-asian="bold" style:font-weight-complex="bold"/>
    </style:style>
    <style:style style:name="T92" style:family="text">
      <style:text-properties fo:font-weight="bold" officeooo:rsid="15d63257" style:font-weight-asian="bold" style:font-weight-complex="bold"/>
    </style:style>
    <style:style style:name="T93" style:family="text">
      <style:text-properties fo:font-weight="bold" officeooo:rsid="15e50522" fo:background-color="#cccccc" loext:char-shading-value="0" style:font-weight-asian="bold" style:font-weight-complex="bold"/>
    </style:style>
    <style:style style:name="T94" style:family="text">
      <style:text-properties officeooo:rsid="15c1307a"/>
    </style:style>
    <style:style style:name="T95" style:family="text">
      <style:text-properties officeooo:rsid="15c0a80f"/>
    </style:style>
    <style:style style:name="T96" style:family="text">
      <style:text-properties officeooo:rsid="15c458da"/>
    </style:style>
    <style:style style:name="T97" style:family="text">
      <style:text-properties officeooo:rsid="15ca5cf7"/>
    </style:style>
    <style:style style:name="T98" style:family="text">
      <style:text-properties officeooo:rsid="15d0b182"/>
    </style:style>
    <style:style style:name="T99" style:family="text">
      <style:text-properties officeooo:rsid="15ce3e62"/>
    </style:style>
    <style:style style:name="T100" style:family="text">
      <style:text-properties officeooo:rsid="15cc79cb"/>
    </style:style>
    <style:style style:name="T101" style:family="text">
      <style:text-properties officeooo:rsid="13ca1c33"/>
    </style:style>
    <style:style style:name="T102" style:family="text">
      <style:text-properties officeooo:rsid="15dce8df"/>
    </style:style>
    <style:style style:name="T103" style:family="text">
      <style:text-properties officeooo:rsid="1493d0ad"/>
    </style:style>
    <style:style style:name="T104" style:family="text">
      <style:text-properties officeooo:rsid="149375d2"/>
    </style:style>
    <style:style style:name="T105" style:family="text">
      <style:text-properties officeooo:rsid="13fc795f"/>
    </style:style>
    <style:style style:name="T106" style:family="text">
      <style:text-properties officeooo:rsid="13fbf8e5"/>
    </style:style>
    <style:style style:name="T107" style:family="text">
      <style:text-properties officeooo:rsid="13cea4e3"/>
    </style:style>
    <style:style style:name="T108" style:family="text">
      <style:text-properties officeooo:rsid="13b6b86c"/>
    </style:style>
    <style:style style:name="T109" style:family="text">
      <style:text-properties officeooo:rsid="15db34c2"/>
    </style:style>
    <style:style style:name="T110" style:family="text">
      <style:text-properties officeooo:rsid="149b469e"/>
    </style:style>
    <style:style style:name="T111" style:family="text">
      <style:text-properties officeooo:rsid="1774aa63"/>
    </style:style>
    <style:style style:name="T112" style:family="text">
      <style:text-properties officeooo:rsid="15d63257"/>
    </style:style>
    <style:style style:name="T113" style:family="text">
      <style:text-properties officeooo:rsid="1c8f090b"/>
    </style:style>
    <style:style style:name="T114" style:family="text">
      <style:text-properties officeooo:rsid="184ee79e"/>
    </style:style>
    <style:style style:name="T115" style:family="text">
      <style:text-properties officeooo:rsid="18446a07"/>
    </style:style>
    <style:style style:name="T116" style:family="text">
      <style:text-properties officeooo:rsid="14fc753c"/>
    </style:style>
    <style:style style:name="T117" style:family="text">
      <style:text-properties officeooo:rsid="15034d6f"/>
    </style:style>
    <style:style style:name="T118" style:family="text">
      <style:text-properties officeooo:rsid="15037620"/>
    </style:style>
    <style:style style:name="T119" style:family="text">
      <style:text-properties officeooo:rsid="1566b165"/>
    </style:style>
    <style:style style:name="T120" style:family="text">
      <style:text-properties officeooo:rsid="1566c669"/>
    </style:style>
    <style:style style:name="T121" style:family="text">
      <style:text-properties officeooo:rsid="1c7dc4bb"/>
    </style:style>
    <style:style style:name="T122" style:family="text">
      <style:text-properties officeooo:rsid="1c151fb7"/>
    </style:style>
    <style:style style:name="T123" style:family="text">
      <style:text-properties officeooo:rsid="1bf86820"/>
    </style:style>
    <style:style style:name="T124" style:family="text">
      <style:text-properties officeooo:rsid="18f7c8b8"/>
    </style:style>
    <style:style style:name="T125" style:family="text">
      <style:text-properties officeooo:rsid="18496138"/>
    </style:style>
    <style:style style:name="T126" style:family="text">
      <style:text-properties officeooo:rsid="18593023"/>
    </style:style>
    <style:style style:name="T127" style:family="text">
      <style:text-properties officeooo:rsid="185de114"/>
    </style:style>
    <style:style style:name="T128" style:family="text">
      <style:text-properties officeooo:rsid="186429ed"/>
    </style:style>
    <style:style style:name="T129" style:family="text">
      <style:text-properties officeooo:rsid="186033b2"/>
    </style:style>
    <style:style style:name="T130" style:family="text">
      <style:text-properties officeooo:rsid="1865dc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7" text:outline-level="1">TODO:</text:h>
      <text:list xml:id="list3175799432" text:style-name="L38">
        <text:list-item>
          <text:p text:style-name="P225">Jak to bude s Beleronovými amulety?</text:p>
          <text:list>
            <text:list-item>
              <text:p text:style-name="P225">Asi by spíš měly být v truhlách starých elfů – na druhou stranu ti by si je asi při odchodu vzali s sebou.</text:p>
            </text:list-item>
            <text:list-item>
              <text:p text:style-name="P224">Když ho bude mít mrtvola elfa u pavouků, tak tím získá smysl jít to k pavoukům vyčistit.</text:p>
              <text:list>
                <text:list-item>
                  <text:p text:style-name="P224">Asi není důvod, proč by ho mít neměl – mohl ho tady třeba někde sebrat.</text:p>
                </text:list-item>
              </text:list>
            </text:list-item>
          </text:list>
        </text:list-item>
        <text:list-item>
          <text:p text:style-name="P219">Jak elfové deaktivovali sochy a pasti u vstupu?</text:p>
          <text:p text:style-name="P220">TODO: Sebr<text:span text:style-name="T121">a</text:span>t Beleronův amulet mrtvole u pavouka <text:span text:style-name="T122">(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221">(Na druhou stranu pak možná bude až moc jednoduché vyřešit přízrak – postavy nejspíš amulety nesundají, když zjistí, že fungují. Ale tak co...).</text:p>
                </text:list-item>
              </text:list>
            </text:list-item>
            <text:list-item>
              <text:p text:style-name="P222">Sochy možná nějakou formulí.</text:p>
              <text:list>
                <text:list-item>
                  <text:p text:style-name="P223">Beleronův amulet by to mohl dělat.</text:p>
                  <text:list>
                    <text:list-item>
                      <text:p text:style-name="P223">Asi by ho pak neměl mít elf u pavouků, ale to je ok.</text:p>
                    </text:list-item>
                  </text:list>
                </text:list-item>
              </text:list>
            </text:list-item>
            <text:list-item>
              <text:p text:style-name="P222">Pasti <text:span text:style-name="T123">by se asi mohly vypínat v C16</text:span></text:p>
              <text:list>
                <text:list-item>
                  <text:p text:style-name="P218"><text:soft-page-break/>Když se někdo do pevnosti vracel, tak se holt pastem vyhnul.</text:p>
                </text:list-item>
              </text:list>
            </text:list-item>
          </text:list>
        </text:list-item>
        <text:list-item>
          <text:p text:style-name="P214">TODO: Encounter do oblasti B4 B5 (jídelna, kuchyně)</text:p>
          <text:list>
            <text:list-item>
              <text:p text:style-name="P214">ha, tam jsou vlastně huňáči</text:p>
            </text:list-item>
          </text:list>
        </text:list-item>
        <text:list-item>
          <text:p text:style-name="P215">C10 taky není moc zajímavá</text:p>
          <text:list>
            <text:list-item>
              <text:p text:style-name="P215">Je tam páka, která ale nic nedělá.</text:p>
            </text:list-item>
            <text:list-item>
              <text:p text:style-name="P215">Stojany na zbraně jsou prázdné.</text:p>
            </text:list-item>
            <text:list-item>
              <text:p text:style-name="P215">Možná nějaký mrtvoly by tu mohly bejt, ale proč by elfové z<text:span text:style-name="T113">ů</text:span>stali tady?</text:p>
            </text:list-item>
          </text:list>
        </text:list-item>
        <text:list-item>
          <text:p text:style-name="P215">Jedna ze soch v C8 by mohla bejt rozmlácená (orkové tam s nima zuřivě <text:span text:style-name="T114">bojovali, měly by po tom zbejt stopy).</text:span></text:p>
        </text:list-item>
        <text:list-item>
          <text:p text:style-name="P216">Zrušit orka a gobliny</text:p>
          <text:list>
            <text:list-item>
              <text:p text:style-name="P216">Když by byly postavy zalezlé v dungeonu, tak by je přízrak zahnal sám.</text:p>
            </text:list-item>
          </text:list>
        </text:list-item>
        <text:list-item>
          <text:p text:style-name="P198">Přízrak by asi měl být komunikativní už od začátku <text:span text:style-name="T115">(a považovat postavy za návštěvníky pevnosti)</text:span>.</text:p>
          <text:list>
            <text:list-item>
              <text:p text:style-name="P199">Hráči tady aspoň zjistí, že jejich postavy rozumí staroefštině.</text:p>
            </text:list-item>
            <text:list-item>
              <text:p text:style-name="P200">Tak nakonec naopak – bez kouzla s ním nepůjde mluvit vůbec</text:p>
            </text:list-item>
          </text:list>
        </text:list-item>
        <text:list-item>
          <text:p text:style-name="P201"><text:span text:style-name="T116">Plynovou past museli spustit</text:span> <text:span text:style-name="T116">orkové a museli to udělat už ve vchodu – jinak by jejich mrtvoly byly po celém podzemí a hlavně by byly spuštěné všechny pasti, pomlácené sochy, atd.</text:span></text:p>
          <text:list>
            <text:list-item>
              <text:p text:style-name="P202">Mohli to spustit i elfové ve víře, že to sejme jen orky.</text:p>
            </text:list-item>
            <text:list-item>
              <text:p text:style-name="P203"><text:soft-page-break/>Velitel pevnosti by mohl mít v komnatě návod „Ujistěte se, že jsou vstupní dveře důkladně utěsněné“ - a vstupní dveře budou proražené od orků.</text:p>
            </text:list-item>
            <text:list-item>
              <text:p text:style-name="P204">Tzn. past byla součástí obrany úplně první místnosti. Sochám plyn nevadí, takže ok. Respektive možná až druhé – střílny by asi taky vadily <text:span text:style-name="T117">(tzn. z C8 dál by musely být vzduchotěsné dveře)</text:span>.</text:p>
              <text:list>
                <text:list-item>
                  <text:p text:style-name="P204">Spouštěla se nejspíš nějakou pákou v<text:span text:style-name="T118">e zbrojnici</text:span>.</text:p>
                </text:list-item>
              </text:list>
            </text:list-item>
          </text:list>
        </text:list-item>
        <text:list-item>
          <text:p text:style-name="P205">Mříž ke studni se pokoušeli zvednou elfové, když zjistili, že se jedovatý plyn dostal dovnitř</text:p>
          <text:list>
            <text:list-item>
              <text:p text:style-name="P205">TODO: U mříže popsat dva udušené elfy, kteří se ji snažili zvednout.</text:p>
            </text:list-item>
          </text:list>
        </text:list-item>
        <text:list-item>
          <text:p text:style-name="P175">Mohl by tu přece jen někdo žít, ať je s kým si popovídat.</text:p>
          <text:list>
            <text:list-item>
              <text:p text:style-name="P176">Asi nějakej člověk nebo <text:span text:style-name="T119">trpaslík</text:span> – poustevník, sort of. Bude se postav stranit, ale půjde si ho všimnout.</text:p>
              <text:list>
                <text:list-header>
                  <text:p text:style-name="P177">Mluví nakřáplým hlasem.</text:p>
                  <text:p text:style-name="P176">„<text:span text:style-name="T119">Jméno? K čemu by mi tady bylo jméno?</text:span>“</text:p>
                  <text:p text:style-name="P176">„<text:span text:style-name="T119">Jděte pryč, já vám taky nelezu do domu bez pozvání.</text:span>“</text:p>
                  <text:p text:style-name="P176">„<text:span text:style-name="T120">Když si tak chytrej, tak mi řekni, proč je voda mokrá.</text:span>“</text:p>
                </text:list-header>
              </text:list>
            </text:list-item>
          </text:list>
        </text:list-item>
        <text:list-item>
          <text:p text:style-name="P197">Nahoře v pevnosti se bojovalo (orkové s elfy). Měly by tam být mrtvoly.</text:p>
          <text:list>
            <text:list-item>
              <text:p text:style-name="P197"><text:span text:style-name="T89">Elfové se pak stáhli dolů do věže.</text:span></text:p>
            </text:list-item>
          </text:list>
        </text:list-item>
        <text:list-item>
          <text:p text:style-name="P217">Někam dát svitek nebo knihu s popisem božstev Řádu (asi do pracovny mága).</text:p>
        </text:list-item>
        <text:list-item>
          <text:p text:style-name="P206"><text:soft-page-break/><text:span text:style-name="T89">Staty přízraku dát do kapitoly Události – hlídka goblinů, tam budou nejpravděpodobněji potřeba. Z ostatních míst tam odkázat.</text:span></text:p>
        </text:list-item>
        <text:list-item>
          <text:p text:style-name="P226">Jak vypadá „typická chodba“ (2x2 metry? Možná spíš na výšku 2,5m). <text:span text:style-name="T124">Pokud není řečeno jinak,</text:span> <text:span text:style-name="T124">strop v místnostech je stejně vysoký jako v chodbách.</text:span></text:p>
        </text:list-item>
        <text:list-item>
          <text:p text:style-name="P207"><text:span text:style-name="T89">Pokud není řečeno jinak, všude v podzemí je tma.</text:span></text:p>
        </text:list-item>
        <text:list-item>
          <text:p text:style-name="P227"><text:span text:style-name="T125">TODO: </text:span>Encounter do oblasti C11, C12, C13</text:p>
          <text:list>
            <text:list-item>
              <text:p text:style-name="P228">To byly asi další ubikace.</text:p>
              <text:list>
                <text:list-item>
                  <text:p text:style-name="P228">Ale co by se tu mohlo dít?</text:p>
                </text:list-item>
                <text:list-item>
                  <text:p text:style-name="P178"><text:span text:style-name="T89">Možná nějaká (nehmotná) víla, kterou si tu jeden z elfů držel?</text:span></text:p>
                </text:list-item>
              </text:list>
            </text:list-item>
          </text:list>
        </text:list-item>
        <text:list-item>
          <text:p text:style-name="P229">TODO: Encounter do oblasti B1, B2</text:p>
          <text:list>
            <text:list-item>
              <text:p text:style-name="P230"><text:span text:style-name="T126">Socha trpaslice</text:span>, která nosila vědra s vodou ze studny, <text:span text:style-name="T126">vařila, obsluhovala vojáky, apod.</text:span></text:p>
              <text:list>
                <text:list-item>
                  <text:p text:style-name="P231"><text:span text:style-name="T127">Mluví starotrpaslicky, ale postavy jí rozumí</text:span>.</text:p>
                  <text:p text:style-name="P232">Má hluboký hlas.</text:p>
                </text:list-item>
                <text:list-item>
                  <text:p text:style-name="P233">Může souhlasit, že postavám pomůže, ale neumí bojovat – v případném boji zapiští a uteče se někam schovat.</text:p>
                </text:list-item>
              </text:list>
              <text:p text:style-name="P231">Ví o válce a o povolávacím <text:span text:style-name="T128">rozkazu?</text:span></text:p>
              <text:list text:continue-numbering="true">
                <text:list-header>
                  <text:p text:style-name="P232">Asi jo, mistr se s ní určitě rozloučil.</text:p>
                </text:list-header>
                <text:list-item>
                  <text:p text:style-name="P234">Proč je tady?</text:p>
                  <text:list>
                    <text:list-item>
                      <text:p text:style-name="P235"><text:soft-page-break/>Asi by dávalo smysl, kdyby tu někde byla dílna na opravy/údržbu soch. Ona mohla být pomocnicí mistra sochaře, nebo možná nevyléčitelně nemocná dcera jeho trpaslického přítele, kterou se rozhodl zachránit tím, že z ní udělal sochu.</text:p>
                      <text:p text:style-name="P235"><text:span text:style-name="T129">Za to dostal strašnýho sprďana a poslali ho za trest do téhle zapadlé pevnůstky.</text:span> </text:p>
                    </text:list-item>
                    <text:list-item>
                      <text:p text:style-name="P236">Sochařská dílna je B1.</text:p>
                      <text:list>
                        <text:list-item>
                          <text:p text:style-name="P237">Mistrova komnata bude někde jinde – třeba C11.</text:p>
                          <text:list>
                            <text:list-item>
                              <text:p text:style-name="P232">Asi by tam měly být nějaké svitky s kusem příběhu – <text:span text:style-name="T130">proč je tu ale nechal?</text:span></text:p>
                              <text:list>
                                <text:list-item>
                                  <text:p text:style-name="P240"><text:span text:style-name="T89">Protože při evakuaci pevnos</text:span><text:span text:style-name="T90">t</text:span><text:span text:style-name="T89">i si směl vzít jen to nejnutnější.</text:span></text:p>
                                </text:list-item>
                              </text:list>
                            </text:list-item>
                          </text:list>
                        </text:list-item>
                      </text:list>
                    </text:list-item>
                  </text:list>
                </text:list-item>
              </text:list>
            </text:list-item>
          </text:list>
        </text:list-item>
        <text:list-item>
          <text:p text:style-name="P238">Svitek s vysvětlením, proč sem je přidělen sochařský mistr, by mohlo být u velitele tvrze.</text:p>
          <text:list>
            <text:list-item>
              <text:p text:style-name="P239">TODO: V rozkazu pro opuštění tvrze by mělo být zmíněno, že jak vojáci, tak civilisti, si mají s sebou vzít jen to nejnutnější.</text:p>
              <text:list>
                <text:list-header>
                  <text:p text:style-name="P241"><text:span text:style-name="T18">TODO: O tom, že se elfům vymkl výzkum z rukou, nemůžu psát hned v prvním dungeonu...</text:span></text:p>
                </text:list-header>
              </text:list>
            </text:list-item>
          </text:list>
        </text:list-item>
      </text:list>
      <text:h text:style-name="P256" text:outline-level="1">Poznámky:</text:h>
      <text:list xml:id="list515532581" text:style-name="L1">
        <text:list-item>
          <text:p text:style-name="P47">Víc pater, ale o dost menších</text:p>
        </text:list-item>
        <text:list-item>
          <text:p text:style-name="P72"><text:span text:style-name="T4">P</text:span><text:span text:style-name="T3">řevážně nehumanoidní protivníci</text:span></text:p>
          <text:list>
            <text:list-item>
              <text:p text:style-name="P48"><text:soft-page-break/>Nějaká automatická ochrana (socha?)</text:p>
            </text:list-item>
          </text:list>
        </text:list-item>
        <text:list-item>
          <text:p text:style-name="P49">Hodně pastí?</text:p>
        </text:list-item>
        <text:list-item>
          <text:p text:style-name="P50">Pozůstatky po nějaké předchozí (neúspěšné) výpravě?</text:p>
        </text:list-item>
      </text:list>
      <text:p text:style-name="P1">Co by to mohlo původně být?</text:p>
      <text:list xml:id="list3593730451" text:style-name="L2">
        <text:list-item>
          <text:p text:style-name="P51">Haniční pevnost vysoko na skále (šplhání zaručeno :<text:span text:style-name="T1">-)).</text:span></text:p>
          <text:p text:style-name="P130">Problém s pevností je, že tam moc nedává smysl zavření orků uvnitř.</text:p>
          <text:list>
            <text:list-item>
              <text:p text:style-name="P51"><text:span text:style-name="T1">Vstup byl p</text:span><text:span text:style-name="T2">řes most, který je teď zřícený.</text:span></text:p>
            </text:list-item>
          </text:list>
        </text:list-item>
      </text:list>
      <text:p text:style-name="P2">Questions:</text:p>
      <text:list xml:id="list3595146055" text:style-name="L3">
        <text:list-item>
          <text:p text:style-name="P52">Kde tam budou příležitosti k překonávání překážek? (Šplhání, bourání, stavění lešení…)</text:p>
          <text:list>
            <text:list-item>
              <text:p text:style-name="P73"><text:span text:style-name="T5">M</text:span><text:span text:style-name="T3">ěl by to bejt aspoň trochu vertikální. Nějaké šachty a tak. Nebo věže. Možná nějaká tvrz?</text:span></text:p>
            </text:list-item>
          </text:list>
        </text:list-item>
        <text:list-item>
          <text:p text:style-name="P53">Jak se tam dostaly magické předměty a svitky?</text:p>
          <text:list>
            <text:list-item>
              <text:p text:style-name="P74"><text:span text:style-name="T3">Mohla je tam přinést </text:span><text:span text:style-name="T6">výprava, která to prozkoumávala, nebo tam možná pro něco šla (tzn. by mohl mít mapku nebo jiný hint, kde se to dá najít).</text:span></text:p>
              <text:list>
                <text:list-item>
                  <text:p text:style-name="P54">Výprava mohla být elfská, ale několik století po válce.</text:p>
                </text:list-item>
                <text:list-item>
                  <text:p text:style-name="P55">Elfové tam mohli mít nějaké bojové stroje (sochy?), která tam pořád jsou. Mohou být poškozené – díky tomu půjdou porazit i na prvním levelu.</text:p>
                </text:list-item>
              </text:list>
            </text:list-item>
            <text:list-item>
              <text:p text:style-name="P56">Co tu výpravu sejmulo?</text:p>
              <text:list>
                <text:list-item>
                  <text:p text:style-name="P56">Orkové?</text:p>
                </text:list-item>
                <text:list-item>
                  <text:p text:style-name="P56"><text:soft-page-break/>Nějaké nebezpečí v tom dungeonu?</text:p>
                  <text:list>
                    <text:list-item>
                      <text:p text:style-name="P75"><text:span text:style-name="T3">Elfové by asi měli vědět, jak se vyhnout svým vlast</text:span><text:span text:style-name="T7">n</text:span><text:span text:style-name="T3">ím pastem a tak…</text:span></text:p>
                      <text:list>
                        <text:list-item>
                          <text:p text:style-name="P57">Pasti nebyly jejich, ale přesto o nich věděli – zřejmě to našli v nějakých starých záznamech.</text:p>
                        </text:list-item>
                      </text:list>
                    </text:list-item>
                  </text:list>
                </text:list-item>
              </text:list>
            </text:list-item>
            <text:list-item>
              <text:p text:style-name="P58">Jak to, že tam všechno zůstalo ležet?</text:p>
              <text:list>
                <text:list-item>
                  <text:p text:style-name="P59">Možná zbylé orky odpálil elfí mág nějakým kouzlem?</text:p>
                </text:list-item>
                <text:list-item>
                  <text:p text:style-name="P59">Nebo poslední žijící elf zavřel vstup do dungeonu, takže se orkové už nedokázali dostat ven?</text:p>
                  <text:list>
                    <text:list-item>
                      <text:p text:style-name="P76"><text:span text:style-name="T3">To zní dobře – </text:span><text:span text:style-name="T8">mohl bych tam popsat mrtvoly orků zapřené zevnitř do dveří, jako by je chtěli otevřít (to odvypráví část příběhu dungeonu i bez textu).</text:span></text:p>
                    </text:list-item>
                    <text:list-item>
                      <text:p text:style-name="P77"><text:span text:style-name="T8">A</text:span><text:span text:style-name="T3">si to musela být kombinace zavřených dveří a nějakého jedovatého plynu.</text:span></text:p>
                    </text:list-item>
                  </text:list>
                </text:list-item>
              </text:list>
            </text:list-item>
          </text:list>
        </text:list-item>
        <text:list-item>
          <text:p text:style-name="P60">Jak hráčům předám příběh dungeonu?</text:p>
          <text:list>
            <text:list-item>
              <text:p text:style-name="P60">Možná to byla z části průzkumná výprava a měla za úkol o tom udělat písemný záznam.</text:p>
              <text:list>
                <text:list-item>
                  <text:p text:style-name="P61">Vůdce výpravy by mohl mít písemný rozkaz (kde bude zmíněno, že k němu dostal návod jak odstranit pasti a otevřít trezor – možná by k tomu mohl bejt i klíč). <text:span text:style-name="T19">Každopádně v rozkazu můžu nastínit příběh (že to jsou potomci dávných elfů).</text:span></text:p>
                </text:list-item>
                <text:list-item>
                  <text:p text:style-name="P62"><text:soft-page-break/>Asi bych chtěl, aby to nebylo všechno na jednom místě v jednom deníku. Na druhou stranu je to malej dungeon, takže víc nezávislých výprav asi nedává smysl.</text:p>
                  <text:list>
                    <text:list-item>
                      <text:p text:style-name="P63">Mohli by s sebou mít nějaký předmět, který deaktivuje magické pasti (nebo aspoň tu na konci dungeonu).</text:p>
                    </text:list-item>
                  </text:list>
                </text:list-item>
              </text:list>
            </text:list-item>
          </text:list>
        </text:list-item>
        <text:list-item>
          <text:p text:style-name="P64">Že by v tom dungeonu samovolně povstávali nemrtví?</text:p>
          <text:list>
            <text:list-item>
              <text:p text:style-name="P65">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251" text:outline-level="2">Walkthrough</text:h>
      <text:list xml:id="list3368249653" text:style-name="L4">
        <text:list-item>
          <text:p text:style-name="P137">Studna (do 2. patra)</text:p>
          <text:list>
            <text:list-item>
              <text:p text:style-name="P137"><text:span text:style-name="T53">P</text:span>avouk</text:p>
            </text:list-item>
            <text:list-item>
              <text:p text:style-name="P137"><text:span text:style-name="T53">M</text:span>říž</text:p>
            </text:list-item>
            <text:list-item>
              <text:p text:style-name="P137"><text:span text:style-name="T54">Schody </text:span>(do <text:span text:style-name="T55">1</text:span>. patra)</text:p>
            </text:list-item>
            <text:list-item>
              <text:p text:style-name="P137"><text:span text:style-name="T53">R</text:span>ůzné sklady</text:p>
            </text:list-item>
            <text:list-item>
              <text:p text:style-name="P138">Probořený strop <text:span text:style-name="T56">(</text:span>zpět do 2. patra <text:span text:style-name="T57">k sochám)</text:span></text:p>
              <text:p text:style-name="P139">(Respektive strop by měl být probořený spíš <text:span text:style-name="T58">až</text:span> někde u pastí, ať tam může ze zdi čouhat čepelová past).</text:p>
            </text:list-item>
          </text:list>
        </text:list-item>
        <text:list-item>
          <text:p text:style-name="P140">Věž<text:span text:style-name="T59"> (do 2. patra)</text:span></text:p>
          <text:list>
            <text:list-item>
              <text:p text:style-name="P141">Pasti</text:p>
            </text:list-item>
            <text:list-item>
              <text:p text:style-name="P141"><text:span text:style-name="T60">S</text:span>ochy</text:p>
            </text:list-item>
          </text:list>
        </text:list-item>
        <text:list-item>
          <text:p text:style-name="P141"><text:soft-page-break/></text:p>
          <text:list>
            <text:list-item>
              <text:p text:style-name="P138">Schody <text:span text:style-name="T59">(do 1. patra)</text:span></text:p>
            </text:list-item>
            <text:list-item>
              <text:p text:style-name="P142">Ubikace</text:p>
            </text:list-item>
            <text:list-item>
              <text:p text:style-name="P142">Kaple</text:p>
            </text:list-item>
          </text:list>
        </text:list-item>
      </text:list>
      <text:h text:style-name="P244" text:outline-level="3">Příběh</text:h>
      <text:p text:style-name="P4">IDEA: Průzkumná výprava měla za úkol udělat o tom záznam</text:p>
      <text:list xml:id="list1866520577" text:style-name="L5">
        <text:list-item>
          <text:p text:style-name="P78">Jeden z elfů to zapisoval.</text:p>
          <text:list>
            <text:list-item>
              <text:p text:style-name="P79">V zápisech by mohly být hinty (o obřím pavoukovi ve studni, například).</text:p>
            </text:list-item>
          </text:list>
        </text:list-item>
      </text:list>
      <text:p text:style-name="P5">IDEA: Vůdce výpravy má písemný rozkaz.</text:p>
      <text:p text:style-name="P10">/*</text:p>
      <text:p text:style-name="P6">(Tohle nebude součástí příručky, je to jen příběh na pozadí.)</text:p>
      <text:p text:style-name="P10">Pevnost <text:span text:style-name="T20">před několika měsíci</text:span> přišla prozkoumat <text:span text:style-name="T20">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7">Co teda ty orky a elfy zabilo?</text:p>
      <text:list xml:id="list1835567068" text:style-name="L6">
        <text:list-item>
          <text:p text:style-name="P80">Poslední žijící elfí mág mohl seslat kouzlo před tím, než ho orkové dorazili. Pokud to byl třeba jedovatej plyn, mohl v zásadě vydržet i po jeho smrti.</text:p>
        </text:list-item>
        <text:list-item>
          <text:p text:style-name="P81"><text:soft-page-break/>Kdo ale pak zavřel vstup? Mohl to v zásadě být i on, v tom případě se ale asi musel ven teleportovat. <text:span text:style-name="T21">Nevím, jestli chci hned do prvního dungeonu dát teleportační runu (to by navíc měl být trpaslický předmět, elfové mají svitky s kouzly).</text:span></text:p>
          <text:list>
            <text:list-item>
              <text:p text:style-name="P82">Tzn. musel by mít kouzlo „Návrat“. Pak by ale nedávalo smysl, proč ho nepoužil.</text:p>
            </text:list-item>
            <text:list-item>
              <text:p text:style-name="P82">Pak je tu ještě varianta, že hlavní vchod je zavalený a dolů se musí sešplhat – tzn. ven se musí opět vyšplhat.</text:p>
            </text:list-item>
          </text:list>
        </text:list-item>
      </text:list>
      <text:p text:style-name="P8">Jedovatý plyn by asi šel – mrtvoly orků by mohly mít ruce na krku a otevřená ústa, jako když lapají po dechu.</text:p>
      <text:list xml:id="list2804203449" text:style-name="L7">
        <text:list-item>
          <text:p text:style-name="P83">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9">Proč byla původně tvrz opuštěna/vylidněna (respektive vyelfena)?</text:p>
      <text:list xml:id="list2395429494" text:style-name="L8">
        <text:list-item>
          <text:p text:style-name="P84">Někdo ji dobyl?</text:p>
        </text:list-item>
        <text:list-item>
          <text:p text:style-name="P84">Elfové ji opustili?</text:p>
          <text:list>
            <text:list-item>
              <text:p text:style-name="P85">V tom případě by možná dávalo smysl, že za sebou aktivovali pasti, aby jim do tvrze nikdo nelozil.</text:p>
              <text:list>
                <text:list-item>
                  <text:p text:style-name="P85">Někde by o tom mohla být zmínka. <text:span text:style-name="T22">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86"><text:soft-page-break/><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248" text:outline-level="3">Přízrak</text:h>
      <text:p text:style-name="P36">Změna: Přízrak pořád jen patroluje na hradbách. Sejde z nich jen ve dvou případech: Když zaútočí goblini a když někdo vstoupí do kaple <text:span text:style-name="T62">(tam by se asi mohl umět teleportovat – má tam svou esenci vázanou v amuletu)</text:span>.</text:p>
      <text:p text:style-name="P37">Po pevnosti se pohybuje přízrak dávného elfího strážce. <text:span text:style-name="T63">Nejčastěji hlídkuje na hradbách (tedy na tom, co z nich zbylo), je ho ale možné potkat prakticky kdekoliv.</text:span></text:p>
      <text:list xml:id="list1763014376" text:style-name="L9">
        <text:list-item>
          <text:p text:style-name="P165">V každé místnosti si hoď 1k10. </text:p>
          <text:list>
            <text:list-item>
              <text:p text:style-name="P165">Když ti padne 10, <text:span text:style-name="T64">přízrak tudy zrovna</text:span> prochází.</text:p>
              <text:list>
                <text:list-item>
                  <text:p text:style-name="P143">To je dost naprd – asi bych měl omezit oblast, kde se pohybuje – nejspíš na hradbách <text:span text:style-name="T65">(souhlas)</text:span>.</text:p>
                  <text:list>
                    <text:list-item>
                      <text:p text:style-name="P143">Hmm, to by znamenalo, že se k němu postavy <text:span text:style-name="T66">moc </text:span>nemají jak dostat. <text:span text:style-name="T66">Možná někde vyšplhat na zbořenou zeď, ale na rozdíl od přízraku ale nemohou levitovat.</text:span></text:p>
                    </text:list-item>
                  </text:list>
                </text:list-item>
              </text:list>
            </text:list-item>
          </text:list>
        </text:list-item>
      </text:list>
      <text:list xml:id="list2123284812" text:style-name="L10">
        <text:list-item>
          <text:p text:style-name="P144">Je nehmotný.</text:p>
          <text:list>
            <text:list-item>
              <text:p text:style-name="P144">Může procházet zdmi nebo se třeba někde vynořit ze země.</text:p>
            </text:list-item>
            <text:list-item>
              <text:p text:style-name="P144">Zbraně a jiná než duševní kouzla skrz něj pro<text:span text:style-name="T67">jdou</text:span> a nic mu neudělají.</text:p>
              <text:list>
                <text:list-item>
                  <text:p text:style-name="P145"><text:soft-page-break/>Duševní kouzla v tomto dobrodružství nejsou, takže pokud jste před tím nehráli nějaké jiné, můžeš počítat s tím, že postavy nemají přízrak jak zranit.</text:p>
                </text:list-item>
              </text:list>
            </text:list-item>
            <text:list-item>
              <text:p text:style-name="P146">TODO: Zmínit, že postavy mohou mít duševní kouzla nebo magické zbraně z jiných dobrodružství.</text:p>
            </text:list-item>
          </text:list>
        </text:list-item>
        <text:list-item>
          <text:p text:style-name="P147"><text:span text:style-name="T68">Bránit se proti němu dá pouze Finesou (úhyb) nebo Duší (odolávání)</text:span>. <text:span text:style-name="T69">Bonus za zbraň ani</text:span> <text:span text:style-name="T69">štít se nepočítá.</text:span></text:p>
          <text:list>
            <text:list-item>
              <text:list>
                <text:list-item>
                  <text:p text:style-name="P148"><text:span text:style-name="T70">Pokud jej p</text:span>ostava <text:span text:style-name="T70">nemůže nijak ohrozit (což nejspíš nemůže), tak</text:span> si <text:span text:style-name="T70">proti němu nemůže počítat hod na boj a</text:span> <text:span text:style-name="T70">musí si házet na obranu</text:span> <text:span text:style-name="T71">(Finesou nebo Duší) nehledě na to, jestli na něj útočí nebo ne.</text:span></text:p>
                </text:list-item>
              </text:list>
            </text:list-item>
            <text:list-item>
              <text:p text:style-name="P149">Způsobuje duševní zranění.</text:p>
              <text:list>
                <text:list-item>
                  <text:p text:style-name="P149">Případné vážné zranění se projevuje jako dočasná ztráta paměti.</text:p>
                  <text:list>
                    <text:list-item>
                      <text:p text:style-name="P150"><text:span text:style-name="T72">Přízrakem způsobené vážné z</text:span>ranění se vyléčí po nejbližším vydatném odpočinku. <text:span text:style-name="T73">Tím</text:span> se postavě paměť vrátí.</text:p>
                    </text:list-item>
                  </text:list>
                </text:list-item>
              </text:list>
            </text:list-item>
          </text:list>
        </text:list-item>
      </text:list>
      <text:list xml:id="list3175980609" text:style-name="L11">
        <text:list-item>
          <text:p text:style-name="P151"><text:span text:style-name="T74">Je pomalý</text:span>, dá se mu snadno utéct.</text:p>
        </text:list-item>
        <text:list-item>
          <text:p text:style-name="P152">Útočí pouze na orky a gobliny.</text:p>
          <text:list>
            <text:list-item>
              <text:p text:style-name="P152">Dokáže vycítit jejich přítomnost v pevnosti –<text:span text:style-name="T75"> vyrazí za nimi </text:span>nejkratší možnou cestou (skrz zdi, stropy a podobně) a napadne je.</text:p>
            </text:list-item>
            <text:list-item>
              <text:p text:style-name="P153">Pokud jej postavy napadnou, bude se bránit. Nebude je ale pronásledovat.</text:p>
            </text:list-item>
          </text:list>
        </text:list-item>
        <text:list-item>
          <text:p text:style-name="P154">Jde s ním mluvit (staroeflsky).</text:p>
          <text:list>
            <text:list-item>
              <text:p text:style-name="P154">S postavami bude jednat, jako kdyby to byli návštěvníci pevnosti.</text:p>
            </text:list-item>
            <text:list-item>
              <text:p text:style-name="P154"><text:soft-page-break/>Bude se tvářit, jako že je všechno v pořádku, pevnost stále stojí a on má rozkaz chránit ji před orky a gobliny.</text:p>
            </text:list-item>
          </text:list>
        </text:list-item>
      </text:list>
      <text:p text:style-name="P38">Jak mohou hráči dosáhnout toho, aby je přízrak pustil do kaple:</text:p>
      <text:list xml:id="list3994053881" text:style-name="L12">
        <text:list-item>
          <text:p text:style-name="P155">Použít kouzlo <text:span text:style-name="T76">Přenos myšlenek</text:span> a promluvit si s ním (ve staroeflštině).</text:p>
          <text:list>
            <text:list-item>
              <text:p text:style-name="P156">TODO: Někde musí být zmínka, že to je možné:</text:p>
              <text:list>
                <text:list-item>
                  <text:p text:style-name="P156">Elf, který bude mít kouzlo <text:span text:style-name="T76">Přenos myšlenek</text:span>, bude mít zároveň průvodní list zmiňující, že ho má použít pro komunikaci s pozůstatky elfské obrany.</text:p>
                  <text:list>
                    <text:list-item>
                      <text:p text:style-name="P157">Respektive dopis by mohl mít spíš vůdce výpravy, ať to není vyloženě na stejném místě.</text:p>
                      <text:p text:style-name="P157">„Přikládám <text:span text:style-name="T78">také</text:span> několik svitků s kouzly. Střez je jako oko v hlavě, jsou nesmírně vzácné.<text:line-break/><text:tab/>Na jednom z nich je kouzlo <text:span text:style-name="T76">Přenos myšlenek</text:span>, které ti umožní <text:span text:style-name="T79">domluvit se</text:span> s duchy našich předků, pokud na nějaké narazíš.“</text:p>
                    </text:list-item>
                  </text:list>
                </text:list-item>
              </text:list>
            </text:list-item>
          </text:list>
        </text:list-item>
        <text:list-item>
          <text:p text:style-name="P158">Zlomit „kletbu“ (ona to není ani tak kletba jako spíš kouzlo na stvoření zbraně).</text:p>
          <text:list>
            <text:list-item>
              <text:p text:style-name="P159">TODO: Jak?</text:p>
              <text:list>
                <text:list-item>
                  <text:p text:style-name="P160">V trezoru velitele pevnosti <text:span text:style-name="T80">(asi v místnosti v úplně spodním patře věže)</text:span> budou instrukce od mága, který přízrak vytvořil. <text:span text:style-name="T81">Tam bude zmíněno:</text:span></text:p>
                  <text:p text:style-name="P161">Esence nehmotného strážce, jenž ti jest přidělen, je uložena v amuletu ve tvaru XY. Chraň tento předmět před poškozením, sic z něj tato esence vyprchá a strážce se propadne do Nebytí.</text:p>
                </text:list-item>
                <text:list-item>
                  <text:p text:style-name="P162">Amulet bude mít Beleron na krku.</text:p>
                </text:list-item>
              </text:list>
            </text:list-item>
          </text:list>
        </text:list-item>
        <text:list-item>
          <text:p text:style-name="P158"><text:soft-page-break/>Nějak přízrak odlákat (nejlíp tím, že se převléknou za orka).</text:p>
          <text:list>
            <text:list-item>
              <text:p text:style-name="P160">Tohle by mohlo být spojené s „lámíním kletby“. Na pořádné prohledání místnosti asi odlákání přízraku stačit nebude, ale na šlohnutí jeho „srdce“ by stačit mohlo.</text:p>
            </text:list-item>
          </text:list>
        </text:list-item>
        <text:list-item>
          <text:p text:style-name="P163">Mít na krku amulet se symbolem Belerona, nebo kýho boha že to je svatyně. Přízrak je pak pozdraví jako jako věřící a svatyni opustí.</text:p>
          <text:list>
            <text:list-item>
              <text:p text:style-name="P163">Tohle asi vysvětlovat nemusím. Ve svatyni bude socha, a amulety jí budou podobné.</text:p>
              <text:list>
                <text:list-item>
                  <text:p text:style-name="P164">I když možná nějaká zmínka o tom, že strážce do svatyně pustí jen vyznavače Belerona, by tam být mohla.</text:p>
                </text:list-item>
              </text:list>
            </text:list-item>
            <text:list-item>
              <text:p text:style-name="P164">Pokud jen některé z postav budou mít Beleronův amulet, tak je přízrak cíleně osloví a oznámí jim, že „Do svatyně mohou vstoupit jen následovníci Belerona“.</text:p>
            </text:list-item>
          </text:list>
        </text:list-item>
      </text:list>
      <text:h text:style-name="P245" text:outline-level="3">Výroba, míchání, kombinace, očarování</text:h>
      <text:p text:style-name="P21">Něco by to určitě chtělo. Můžu to ale vyřešit hledáním „návodu“ a zaklínacích formulí.</text:p>
      <text:p text:style-name="P11">V pevnosti kdysi přebýval mág, měl tu malou laborku.</text:p>
      <text:list xml:id="list1532633932" text:style-name="L13">
        <text:list-item>
          <text:p text:style-name="P87">Něco ze srsti huňáčů, <text:span text:style-name="T23">asi by to mělo nějak probíjet.</text:span></text:p>
          <text:list>
            <text:list-item>
              <text:p text:style-name="P88">Možná rukavice, které po zamnutí rukama <text:span text:style-name="T24">(1 kolo přípravy)</text:span> k projektilu (šíp, šipka, vrhací dýka) přidají elektrický výboj (za 1-2).</text:p>
            </text:list-item>
            <text:list-item>
              <text:p text:style-name="P89">Recept je tu jen jeden, takže jdou vyrobit jen jedny rukavice.</text:p>
            </text:list-item>
          </text:list>
        </text:list-item>
      </text:list>
      <text:p text:style-name="P22">Možná nějaké míchání lektvarů, i když to zabere dost hracího času.</text:p>
      <text:p text:style-name="P12"><text:soft-page-break/>Předmět na vyrábění séra proti živočišným jedům</text:p>
      <text:list xml:id="list4011505048" text:style-name="L14">
        <text:list-item>
          <text:p text:style-name="P90"><text:span text:style-name="T25">F</text:span>lakón, do kterého se vloží vzorek příslušného jedu, pronese se zaklínací formule (tzn. je třeba ho nejdřív <text:span text:style-name="T26">aktivovat</text:span>) <text:span text:style-name="T27">a tím se ze vzorku stane jedna dávka protijedu.</text:span></text:p>
          <text:list>
            <text:list-item>
              <text:p text:style-name="P91">Lze použít opakovaně.</text:p>
            </text:list-item>
            <text:list-item>
              <text:p text:style-name="P92"><text:span text:style-name="T3">Bude to jed neutralizovat úplně, nebo jen snižovat jeho sílu? </text:span><text:span text:style-name="T10">Asi úplně, ať to nekomplikuju.</text:span></text:p>
            </text:list-item>
          </text:list>
        </text:list-item>
      </text:list>
      <text:h text:style-name="P252" text:outline-level="2"><text:span text:style-name="T12">L</text:span><text:span text:style-name="T3">oot</text:span></text:h>
      <text:h text:style-name="P246" text:outline-level="3">Kouzla</text:h>
      <text:p text:style-name="P30">Hojivý rituál</text:p>
      <text:list xml:id="list3317994902" text:style-name="L15">
        <text:list-item>
          <text:p text:style-name="P66">Ten určitě ano – navíc nevadí, když jich mají postavy víc, protože stejně má smysl použít jen jeden. <text:span text:style-name="T28">Mít jich víc je pojistka proti případné ztrátě.</text:span></text:p>
        </text:list-item>
        <text:list-item>
          <text:p text:style-name="P67">Měla ho léčitelka</text:p>
        </text:list-item>
      </text:list>
      <text:p text:style-name="P23">Uzdrav lehká zranění</text:p>
      <text:list xml:id="list597323131" text:style-name="L16">
        <text:list-item>
          <text:p text:style-name="P166">To je otázka. Je to celkem krátký dungeon a až tak moc se tu nebojuje. A už jsme si vyzkoušeli, že se dá v pohodě hrát jen s hojivým rituálem. <text:span text:style-name="T29">Navíc nechci, aby se v těhle kouzlech postavy topily, nebo aspoň ne moc brzo. Ze začátku by to měla bejt vzácnost.</text:span></text:p>
          <text:list>
            <text:list-item>
              <text:p text:style-name="P167">Takže asi ne.</text:p>
            </text:list-item>
          </text:list>
        </text:list-item>
      </text:list>
      <text:p text:style-name="P24">Nějaká hůlka?</text:p>
      <text:list xml:id="list3296415069" text:style-name="L17">
        <text:list-item>
          <text:p text:style-name="P168"><text:soft-page-break/>To je taky otázka. Jak jsme si vyzkoušeli, hráči si jí cení skoro víc než kouzel – udělá to z kouzelníka ekvivalent lučištníka. <text:span text:style-name="T30">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168"><text:s/><text:span text:style-name="T31">Možná ji sem raději nedávat.</text:span></text:p>
            </text:list-item>
          </text:list>
        </text:list-item>
      </text:list>
      <text:p text:style-name="P31">Světlo</text:p>
      <text:list xml:id="list44636251" text:style-name="L18">
        <text:list-item>
          <text:p text:style-name="P93">Dává celkem <text:span text:style-name="T32">smysl</text:span>, že si ho průzkumná výprava vzala.</text:p>
        </text:list-item>
      </text:list>
      <text:p text:style-name="P34">Přenos myšlenek</text:p>
      <text:p text:style-name="P32">Vzplanutí</text:p>
      <text:p text:style-name="P33">Kulový blesk</text:p>
      <text:p text:style-name="P25">Děs?</text:p>
      <text:list xml:id="list3416292789" text:style-name="L19">
        <text:list-item>
          <text:p text:style-name="P169">To je asi blbost, zrovna v tomhle dungeonu není moc co děsit.</text:p>
        </text:list-item>
      </text:list>
      <text:p text:style-name="P29"><text:span text:style-name="T10">Pozn.: Safra, bylo by fajn, kdyby ta kouzla někdo použil proti postavám… </text:span><text:span text:style-name="T11">(I když, to asi bude mimo dungeon defaultní případ, v dungeonu dává smysl i loot/nález).</text:span></text:p>
      <text:h text:style-name="P247" text:outline-level="3">Zbraně a zbroj</text:h>
      <text:p text:style-name="P13">Jak už se ukázalo, kvalitní nemagické zbraně jsou pro postavy na 1. úrovni víc než dost, takže žádnej magickej meč tu nebude. Asi by tu taky nemusela být hned hromada mečů – takže spíš nějaké tesáky, dýky a podobně.</text:p>
      <text:p text:style-name="P13">Dlouhý luk</text:p>
      <text:list xml:id="list1431397451" text:style-name="L20">
        <text:list-item>
          <text:p text:style-name="P94"><text:soft-page-break/>To je ekvivalent těžké zbraně, takže docela poklad <text:span text:style-name="T33">(na druhou stranu střelec by si ho nejspíš beztak koupil, takže první dungeon je asi jediná příležitost, kdy ho ocení)</text:span>.</text:p>
        </text:list-item>
        <text:list-item>
          <text:p text:style-name="P95">Nebo možná místo něj kuše? <text:span text:style-name="T34">Zas bych to neměl přehánět.</text:span></text:p>
        </text:list-item>
      </text:list>
      <text:p text:style-name="P14">Kvalitní šípy</text:p>
      <text:p text:style-name="P15">Orkové by mohli mít nějakou těžkou obouruční zbraň – ale nejspíš imprivozovanou. <text:span text:style-name="T35">Nějakou palici nebo kyj, nejspíš.</text:span></text:p>
      <text:p text:style-name="P16">Vrhací nože</text:p>
      <text:p text:style-name="P17">Možná nějaké kopí, nebo tak něco</text:p>
      <text:p text:style-name="P26"><text:span text:style-name="T11">Zbroje jen lehké </text:span><text:span text:style-name="T13">(elfové).</text:span></text:p>
      <text:h text:style-name="P253" text:outline-level="2">Nestvůry</text:h>
      <text:p text:style-name="P18">Zatím mám: Obřího pavouka, přízrak, huňáče, <text:span text:style-name="T36">2</text:span> <text:span text:style-name="T37">poškozené sochy, orka a gobliny. To asi úplně stačí (má to být oneshotový dungeon).</text:span></text:p>
      <text:list xml:id="list4026522646" text:style-name="L21">
        <text:list-item>
          <text:p text:style-name="P96">Pavouci (všude spousta sítí).</text:p>
          <text:list>
            <text:list-item>
              <text:p text:style-name="P98">Velcí asi jako dlaň, jedovatí (ale ne smrtelně). Nejsou agresivní, ale pokud se někdo bude prodírat chodbou nebo studnou plnou pavučin, asi nebudou mít radost.</text:p>
            </text:list-item>
            <text:list-item>
              <text:p text:style-name="P98">Někde by tu mohla být jejich matka – obří pavoučice. <text:span text:style-name="T38">Ta se určitě bránit bude.</text:span></text:p>
            </text:list-item>
          </text:list>
        </text:list-item>
      </text:list>
      <text:list xml:id="list18713869" text:style-name="L22">
        <text:list-item>
          <text:p text:style-name="P97">Mohl by tu být nějaký duch nebo přízrak</text:p>
          <text:list>
            <text:list-item>
              <text:p text:style-name="P99">Je to přízrak elfského rytíře</text:p>
            </text:list-item>
            <text:list-item>
              <text:p text:style-name="P100">To zní dobře, mohlo by s ním jít mluvit (staroeflsky, smaozřejmě). <text:span text:style-name="T39">Je to strážce pevnosti, nejspíš nějak souvisí s kletbou.</text:span></text:p>
              <text:list>
                <text:list-item>
                  <text:p text:style-name="P101"><text:soft-page-break/>Novoelfí průzkumníci <text:span text:style-name="T40">o něm mohli vědět a mohli mít s sebou nějaké kouzlo, kterým půjde kletba zrušit. Bude ale asi potřeba dostat se do Beleronovy kaple a přízrak se asi bude bránit.</text:span></text:p>
                </text:list-item>
                <text:list-item>
                  <text:p text:style-name="P102">Asi měli i nějaký způsob, jak s přízrakem bojovat (nebo se před ním alespoň ochránit – třeba nějaký svitek s ochranným štítem?)</text:p>
                </text:list-item>
                <text:list-item>
                  <text:p text:style-name="P103">A taky způsob, jak vyléčit vážná duševní zranění.</text:p>
                </text:list-item>
              </text:list>
            </text:list-item>
            <text:list-item>
              <text:p text:style-name="P104">Mohl by útočit duševně <text:span text:style-name="T41">(vážné zranění bude nejspíš ztráta paměti).</text:span></text:p>
            </text:list-item>
            <text:list-item>
              <text:p text:style-name="P105">Přízrak se živí duševní energií. Buď přímým zraněním v boji, nebo taky může postavy „vysát“ ve spánku.</text:p>
              <text:list>
                <text:list-item>
                  <text:p text:style-name="P106">Dokud postavy nevstoupí do chráněné oblasti, tak se je nebude snažit zabít <text:span text:style-name="T42">(na druhou stranu chráněná oblast by asi měla být celá tvrz)</text:span>.</text:p>
                </text:list-item>
                <text:list-item>
                  <text:p text:style-name="P107">Asi by vůbec neměl útočit – postavy nejsou orkové ani goblini. <text:span text:style-name="T43">Něčím se ale živit musí, takže si je nejspíš trochu sosne (ovšem pouze neelfy).</text:span></text:p>
                </text:list-item>
                <text:list-item>
                  <text:p text:style-name="P108">Smrt uvězněných orků má asi na svědomí on.</text:p>
                  <text:list>
                    <text:list-item>
                      <text:p text:style-name="P109">Tak ne to, je blbej nápad – bylo by to strašně podobné tomu, jak umřeli elfové v laboratoři.</text:p>
                    </text:list-item>
                    <text:list-item>
                      <text:p text:style-name="P110"><text:span text:style-name="T44">Takže </text:span>elfská průzkumná výprava ho sice nejspíš původně uspala, ale pak zase probudila, když čelila útoku orků.</text:p>
                    </text:list-item>
                  </text:list>
                </text:list-item>
              </text:list>
            </text:list-item>
            <text:list-item>
              <text:p text:style-name="P111">Je nehmotný, takže může procházet skrz zdi.</text:p>
            </text:list-item>
            <text:list-item>
              <text:p text:style-name="P111">V noci hlídkuje na hradbách (je vidět).</text:p>
            </text:list-item>
            <text:list-item>
              <text:p text:style-name="P112"><text:soft-page-break/>Nápad: Přízrak hlídkuje na hradbách ve směnách, stejně jako za života. <text:span text:style-name="T45">Čtyři hlídky po 2 hodinách, mezi nimi vždycky 2 hodiny pauza</text:span> a zbylých <text:span text:style-name="T45">10</text:span> hodin pauza.</text:p>
            </text:list-item>
            <text:list-item>
              <text:p text:style-name="P113">Hmm, možná by mohl <text:span text:style-name="T46">spíš</text:span> na střídačku <text:span text:style-name="T47">(po dvou hodinách?)</text:span> hlídkovat na hradbách a stát na stráži v hlavním sále tvrze a modlit se v kapli. <text:span text:style-name="T48">Spát nepotřebuje, je to přízrak.</text:span></text:p>
            </text:list-item>
          </text:list>
        </text:list-item>
        <text:list-item>
          <text:p text:style-name="P114">Sochy</text:p>
          <text:list>
            <text:list-item>
              <text:p text:style-name="P114">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14">Asi nějaký ochranný amulet?</text:p>
                </text:list-item>
              </text:list>
            </text:list-item>
          </text:list>
        </text:list-item>
        <text:list-item>
          <text:p text:style-name="P115">Mohli by tu v okolí přece jen být goblini.</text:p>
          <text:list>
            <text:list-item>
              <text:list>
                <text:list-item>
                  <text:p text:style-name="P115"><text:span text:style-name="T49">Přijedou</text:span> na vlcích <text:span text:style-name="T49">a vede je ork (ten s nima musí běhat, vlk ho neunese).</text:span></text:p>
                </text:list-item>
              </text:list>
            </text:list-item>
            <text:list-item>
              <text:p text:style-name="P116">Když budou postavy dělat oheň (ať už venku nebo vevnitř), goblini dorazí do hodiny. <text:span text:style-name="T50">V opačném případě až po prvním vydatném odpočinku (hlídka projede kolem a vlci ucítí lidský pach).</text:span></text:p>
            </text:list-item>
          </text:list>
        </text:list-item>
      </text:list>
      <text:p text:style-name="P19">Ještě by to něco chtělo</text:p>
      <text:p text:style-name="P19">- do podzemí se dá vlézt věží. Jsou tam sice propadlé schody, ale když to bude něco, co umí dobře šplhat, tak se to sem v pohodě dostane. <text:span text:style-name="T51">Čili nějaká šelma třeba, možná trochu fantastická (huňáči?).</text:span></text:p>
      <text:list xml:id="list1158493736" text:style-name="L23">
        <text:list-item>
          <text:p text:style-name="P117">Huňáči</text:p>
          <text:list>
            <text:list-item>
              <text:p text:style-name="P118"><text:soft-page-break/>Zvuky: <text:span text:style-name="T52">Mnohohlasné slabé</text:span> mňoukání.</text:p>
            </text:list-item>
            <text:list-item>
              <text:p text:style-name="P117">Je jich tu celá rodinka. Budou bránit své mladé, možná se je pokusí odnést.</text:p>
            </text:list-item>
            <text:list-item>
              <text:p text:style-name="P170"><text:span text:style-name="T13">Když se naježí, hází výboj </text:span><text:span text:style-name="T14">(kolo přípravy? Asi jo). Umí to i koťata.</text:span></text:p>
            </text:list-item>
          </text:list>
        </text:list-item>
      </text:list>
      <text:h text:style-name="P255" text:outline-level="2">Události</text:h>
      <text:p text:style-name="P43">V této kapitole si proberem<text:span text:style-name="T101">e</text:span>, co se <text:span text:style-name="T102">bude</text:span> dít nezávisle na tom, kterou místnost zrovna postavy prozkoumávají.</text:p>
      <text:h text:style-name="P249" text:outline-level="3">Hlídka goblinů</text:h>
      <text:p text:style-name="P44">Kolem tvrze se pohybuje skupina <text:span text:style-name="T103">šesti</text:span> goblinů <text:span text:style-name="T103">vedená orkem</text:span>.</text:p>
      <text:list xml:id="list2644377143" text:style-name="L24">
        <text:list-item>
          <text:p text:style-name="P179">Když budou postavy dělat oheň, nebo na sebe nějak jinak upozorní, goblini dorazí do deseti minut. V opačném případě až po prvním vydatném odpočinku (hlídka projede kolem a vlci ucítí lidský pach).</text:p>
        </text:list-item>
      </text:list>
      <text:list xml:id="list770753460" text:style-name="L25">
        <text:list-item>
          <text:p text:style-name="P180"><text:span text:style-name="T103">Goblini p</text:span>řijedou na vlcích, ork <text:span text:style-name="T104">na varanovi</text:span>.</text:p>
        </text:list-item>
      </text:list>
      <text:list xml:id="list2468221977" text:style-name="L26">
        <text:list-item>
          <text:p text:style-name="P181">Jakmile padne ork, goblini se dají na útěk.</text:p>
        </text:list-item>
        <text:list-item>
          <text:p text:style-name="P182">TODO: Bojová čísla goblinů.</text:p>
        </text:list-item>
      </text:list>
      <text:h text:style-name="P242" text:outline-level="5"><text:span text:style-name="T105">Střetnutí</text:span> <text:span text:style-name="T106">goblinů</text:span> s přízrakem</text:h>
      <text:p text:style-name="P45"><text:span text:style-name="T107">Jakmile goblini vstoupí do pevnosti, p</text:span>řízrak <text:span text:style-name="T108">elfského strážce (viz A7) vycítí jejich</text:span> přítomnost <text:span text:style-name="T107">a napadne je</text:span>.</text:p>
      <text:list xml:id="list673369081" text:style-name="L27">
        <text:list-item>
          <text:p text:style-name="P183">Přízrak je pomalý, takže mu může trvat několik kol, než se k nim dostane (odvoď to za situace nebo si hoď <text:span text:style-name="T109">1</text:span>k6).</text:p>
        </text:list-item>
      </text:list>
      <text:list xml:id="list1966661973" text:style-name="L28">
        <text:list-item>
          <text:p text:style-name="P184"><text:soft-page-break/><text:span text:style-name="T110">G</text:span>oblini <text:span text:style-name="T110">s orkem</text:span> se s ním budou chvíli snažit bojovat, ale po jednom či dvou kolech zjistí, že mu nemohou nic udělat a utečou - a to i v případě, že ork ještě není vyřazen.</text:p>
        </text:list-item>
      </text:list>
      <text:p text:style-name="P46">Boj s přízrakem</text:p>
      <text:list xml:id="list3025899429" text:style-name="L29">
        <text:list-item>
          <text:p text:style-name="P185"><text:span text:style-name="T111">Přízrak j</text:span>e nehmotný,<text:span text:style-name="T112"> způsobuje duševní zranění (více viz kapitola </text:span><text:span text:style-name="T92">Boj s nehmotným protivníkem</text:span><text:span text:style-name="T112"> v příručce </text:span><text:span text:style-name="T92">Dakara: dungeoncrawl</text:span><text:span text:style-name="T112">).</text:span></text:p>
          <text:list>
            <text:list-item>
              <text:p text:style-name="P186">Pokud postavy nemají duševní kouzla nebo magické zbraně z jiných dobrodružství, tak ho nemají jak zranit.</text:p>
            </text:list-item>
            <text:list-item>
              <text:p text:style-name="P187">Jím způsobené vážné duševní zranění se projevuje jako dočasná ztráta paměti.</text:p>
              <text:list>
                <text:list-item>
                  <text:p text:style-name="P188">Přízrakem způsobené vážné zranění se vyléčí po nejbližším vydatném odpočinku. Tím se postavě paměť vrátí.</text:p>
                </text:list-item>
              </text:list>
            </text:list-item>
          </text:list>
        </text:list-item>
      </text:list>
      <text:list xml:id="list1327649097" text:style-name="L30">
        <text:list-item>
          <text:p text:style-name="P189"><text:span text:style-name="T74">Je pomalý</text:span>, dá se mu snadno utéct.</text:p>
        </text:list-item>
        <text:list-item>
          <text:p text:style-name="P119">TODO: Bojová čísla</text:p>
        </text:list-item>
      </text:list>
      <text:h text:style-name="P254" text:outline-level="2">Místnosti</text:h>
      <text:h text:style-name="P250" text:outline-level="3"><text:span text:style-name="T94">A7 - p</text:span>řízrak <text:span text:style-name="T95">na hradbách</text:span></text:h>
      <text:p text:style-name="P35">Na hradbách patroluje průsvitný přízrak dávného elfského strážce.</text:p>
      <text:list xml:id="list1758584477" text:style-name="L31">
        <text:list-item>
          <text:p text:style-name="P190"><text:span text:style-name="T76">V rukou má kopí a u pasu dýku</text:span><text:line-break/>(obojí <text:span text:style-name="T96">je</text:span> průsvitné a nehmotné).</text:p>
        </text:list-item>
        <text:list-item>
          <text:p text:style-name="P208">Tam, kde jsou hradby pobořené, částečně levituje, jako kdyby pro něj zřícené nebyly.</text:p>
        </text:list-item>
        <text:list-item>
          <text:p text:style-name="P191"><text:soft-page-break/>Postav si nebude všímat a nebude s nimi komunikovat.</text:p>
          <text:list>
            <text:list-item>
              <text:p text:style-name="P191">Jediný způsob, jak se s ním domluvit, je použít kouzlo <text:span text:style-name="T77">Přenos myšlenek</text:span><text:span text:style-name="T97">. Pak s ním jde mluvit ve staroelfštině (více viz B16).</text:span></text:p>
              <text:list>
                <text:list-item>
                  <text:p text:style-name="P192">S postavami bude jednat, jako kdyby to byli návštěvníci pevnosti.</text:p>
                </text:list-item>
                <text:list-item>
                  <text:p text:style-name="P192">Bude se tvářit, jako že je všechno v pořádku, pevnost stále stojí a on má rozkaz chránit ji před orky a gobliny.</text:p>
                </text:list-item>
              </text:list>
            </text:list-item>
          </text:list>
        </text:list-item>
        <text:list-item>
          <text:p text:style-name="P193">Z hradeb sejde jen ve <text:span text:style-name="T98">třech</text:span> případech:</text:p>
        </text:list-item>
      </text:list>
      <text:list xml:id="list3754733018" text:style-name="L32">
        <text:list-item>
          <text:list>
            <text:list-item>
              <text:p text:style-name="P194">Když se do pevnosti dostanou orkové nebo goblini</text:p>
            </text:list-item>
          </text:list>
        </text:list-item>
      </text:list>
      <text:list xml:id="list826006310" text:style-name="L33">
        <text:list-item>
          <text:list>
            <text:list-item>
              <text:list>
                <text:list-item>
                  <text:p text:style-name="P196"><text:span text:style-name="T99">V tom případě je okamžitě napadne, viz událost </text:span><text:span text:style-name="T91">Hlídka goblinů</text:span><text:span text:style-name="T100">).</text:span></text:p>
                </text:list-item>
              </text:list>
            </text:list-item>
          </text:list>
        </text:list-item>
      </text:list>
      <text:list xml:id="list160153731992042" text:continue-list="list3754733018" text:style-name="L32">
        <text:list-item>
          <text:list>
            <text:list-item>
              <text:p text:style-name="P194">Když někdo vstoupí do Belerovnovy kaple (místnost B16)</text:p>
            </text:list-item>
          </text:list>
        </text:list-item>
      </text:list>
      <text:list xml:id="list1153402846" text:style-name="L34">
        <text:list-item>
          <text:list>
            <text:list-item>
              <text:list>
                <text:list-item>
                  <text:p text:style-name="P195"><text:span text:style-name="T99">V</text:span> tom případě se do ní okamžitě teleportuje, viz B16.</text:p>
                </text:list-item>
              </text:list>
            </text:list-item>
          </text:list>
        </text:list-item>
      </text:list>
      <text:list xml:id="list160154511257336" text:continue-list="list160153731992042" text:style-name="L32">
        <text:list-item>
          <text:list>
            <text:list-item>
              <text:p text:style-name="P213"><text:span text:style-name="T87">Když ho </text:span><text:span text:style-name="T88">postavy</text:span><text:span text:style-name="T87"> napadn</text:span><text:span text:style-name="T88">ou (bude se bránit, ale nebude je pronásledovat). Bojová čísla přízraku najdeš v kapitole </text:span><text:span text:style-name="T93">Události – Hlídka goblinů</text:span><text:span text:style-name="T88">.</text:span></text:p>
            </text:list-item>
          </text:list>
        </text:list-item>
      </text:list>
      <text:h text:style-name="P243" text:outline-level="4"><text:span text:style-name="T82">B16 – k</text:span>aple <text:span text:style-name="T82">boha Belerona</text:span></text:h>
      <text:p text:style-name="P39">Kaple je final rooma, je tu ukrytý power crystal.</text:p>
      <text:list xml:id="list876934732" text:style-name="L35">
        <text:list-item>
          <text:p text:style-name="P131">Asi někde v podstavci Beleronovy sochy.</text:p>
        </text:list-item>
        <text:list-item>
          <text:p text:style-name="P131"><text:soft-page-break/>Nebo je to možná hlavice jílce jeho meče, ale to by asi bylo nedůstojné (on i ten podstavec, ale to se dá ještě zkousnout).</text:p>
        </text:list-item>
      </text:list>
      <text:p text:style-name="P27">V kapli je magické světlo - nasvěcuje Beleronovu sochu, takže vypadá obzvláště vznešeně a tajemně.</text:p>
      <text:p text:style-name="P3">Odkrytí xp krystalu:</text:p>
      <text:list xml:id="list3739132991" text:style-name="L36">
        <text:list-item>
          <text:list>
            <text:list-item>
              <text:p text:style-name="P68">TODO: Možná to udělat jinak – sahat na krystal v podstavci je o ničem. Lepší bude, když krystal prostě jen nebude vidět a když postavy něco udělají, tak se objeví.</text:p>
              <text:list>
                <text:list-item>
                  <text:p text:style-name="P120"><text:span text:style-name="T15">M</text:span><text:span text:style-name="T3">ožná by tu mohl být nějaký nápis, hádanka.</text:span></text:p>
                  <text:list>
                    <text:list-item>
                      <text:p text:style-name="P69">Respektive ideálně s hinty rozmístěnými po keepu</text:p>
                      <text:list>
                        <text:list-item>
                          <text:p text:style-name="P121"><text:span text:style-name="T3">Třeba očíslované verše na stěnách </text:span><text:span text:style-name="T16">(jména sedmi bohů Řádu?)</text:span><text:span text:style-name="T3">.</text:span></text:p>
                        </text:list-item>
                        <text:list-item>
                          <text:p text:style-name="P209">Na <text:span text:style-name="T83">stěnách jsou stříbrem vytepané obrazy sedmi postav</text:span><text:span text:style-name="T17"> (božstva Řádu)</text:span><text:span text:style-name="T83">.</text:span></text:p>
                          <text:p text:style-name="P210">(Někde v pevnosti by mohlo být pojednání o to, jaké atributy příslušní jednotlivým božstvům)</text:p>
                          <text:list>
                            <text:list-item>
                              <text:list>
                                <text:list-item>
                                  <text:p text:style-name="P70">Otázka je, jestli <text:span text:style-name="T84">pod modlitbami mají být vyobrazení božstev – ale asi ne, to by bylo moc triviální (až nedůstojné). Musí tam být ten krok spojení si atributů se jménem boha přes nějaký další text.</text:span></text:p>
                                  <text:list>
                                    <text:list-item>
                                      <text:p text:style-name="P71"><text:soft-page-break/>Takže jen modlitby, nic jiného.</text:p>
                                    </text:list-item>
                                  </text:list>
                                </text:list-item>
                              </text:list>
                            </text:list-item>
                            <text:list-item>
                              <text:p text:style-name="P211">V B14 bude modlitba k Beleronovi (samozřejmě, protože za ním je jeho kaple)</text:p>
                            </text:list-item>
                            <text:list-item>
                              <text:p text:style-name="P211">V B5 (jídelně) bude modlitba k Astře.</text:p>
                            </text:list-item>
                            <text:list-item>
                              <text:p text:style-name="P211">V ostatních velkých ubikacích (B7, B8, B9, B13 a B15) budou modlitby ke zbylým bohům.</text:p>
                            </text:list-item>
                          </text:list>
                        </text:list-item>
                      </text:list>
                    </text:list-item>
                  </text:list>
                </text:list-item>
                <text:list-item>
                  <text:p text:style-name="P171">Může to přece jen být kámen v jílci Beleronovi sochy – když se objeví, tak se rozzáří, takže to nepůjde přehlédnout.</text:p>
                </text:list-item>
              </text:list>
            </text:list-item>
          </text:list>
        </text:list-item>
      </text:list>
      <text:p text:style-name="P40">Přízrak</text:p>
      <text:list xml:id="list160154671370917" text:continue-numbering="true" text:style-name="L36">
        <text:list-item>
          <text:list>
            <text:list-item>
              <text:p text:style-name="P132">Otázka je, jak a proč vzniknul.</text:p>
            </text:list-item>
            <text:list-item>
              <text:p text:style-name="P133">Posádka dostala rozkaz vyrazit do bitvy. On je co, bývalý velitel pevnosti? <text:span text:style-name="T85">Možná to byl místní šlechtic a nechtěl svou zemi opustit.</text:span></text:p>
            </text:list-item>
            <text:list-item>
              <text:p text:style-name="P134">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135">Jo, to dává smysl. Útočí na orky a gobliny, že?</text:p>
                </text:list-item>
              </text:list>
            </text:list-item>
          </text:list>
        </text:list-item>
        <text:list-item>
          <text:p text:style-name="P172">Novoelfí průzkumníci <text:span text:style-name="T40">o něm mohli vědět a mohli mít s sebou nějaké kouzlo, kterým půjde kletba zrušit. Bude ale asi potřeba dostat se do Beleronovy kaple a přízrak se asi bude bránit.</text:span></text:p>
        </text:list-item>
      </text:list>
      <text:p text:style-name="P20"><text:soft-page-break/>Jak mohou hráči dosáhnout toho, aby je přízrak pustil do kaple:</text:p>
      <text:list xml:id="list3722416496" text:style-name="L37">
        <text:list-item>
          <text:p text:style-name="P122">Použít kouzlo <text:span text:style-name="T76">Přenos myšlenek</text:span> a promluvit si s ním (ve staroeflštině).</text:p>
          <text:list>
            <text:list-item>
              <text:p text:style-name="P123">TODO: Někde musí být zmínka, že to je možné:</text:p>
              <text:list>
                <text:list-item>
                  <text:p text:style-name="P123">Elf, který bude mít kouzlo <text:span text:style-name="T76">Přenos myšlenek</text:span>, bude mít zároveň průvodní list zmiňující, že ho má použít pro komunikaci s pozůstatky elfské obrany.</text:p>
                  <text:list>
                    <text:list-item>
                      <text:p text:style-name="P173">Respektive dopis by mohl mít spíš vůdce výpravy, ať to není vyloženě na stejném místě.</text:p>
                    </text:list-item>
                  </text:list>
                </text:list-item>
              </text:list>
            </text:list-item>
          </text:list>
        </text:list-item>
        <text:list-item>
          <text:p text:style-name="P124">Zlomit „kletbu“ (ona to není ani tak kletba jako spíš kouzlo na stvoření zbraně).</text:p>
          <text:list>
            <text:list-item>
              <text:p text:style-name="P125">TODO: Jak?</text:p>
              <text:list>
                <text:list-item>
                  <text:p text:style-name="P126">V trezoru velitele pevnosti <text:span text:style-name="T80">(asi v místnosti v úplně spodním patře věže)</text:span> budou instrukce od mága, který přízrak vytvořil. <text:span text:style-name="T81">Tam bude zmíněno:</text:span></text:p>
                  <text:p text:style-name="P212">Esence nehmotného strážce, jenž ti jest přidělen, je uložena v amuletu ve tvaru <text:span text:style-name="T86">štítu</text:span>. Chraň tento předmět před poškozením, sic z něj tato esence vyprchá a strážce se propadne do Nebytí.</text:p>
                </text:list-item>
                <text:list-item>
                  <text:p text:style-name="P127">Amulet bude mít Beleron na krku.</text:p>
                </text:list-item>
              </text:list>
            </text:list-item>
          </text:list>
        </text:list-item>
        <text:list-item>
          <text:p text:style-name="P124">Nějak přízrak odlákat (nejlíp tím, že se převléknou za orka).</text:p>
          <text:list>
            <text:list-item>
              <text:p text:style-name="P174">Tohle by mohlo být spojené s „lámíním kletby“. Na pořádné prohledání místnosti asi odlákání přízraku stačit nebude, ale na šlohnutí jeho „srdce“ by stačit mohlo.</text:p>
            </text:list-item>
          </text:list>
        </text:list-item>
      </text:list>
      <text:p text:style-name="P41">/*</text:p>
      <text:p text:style-name="P42">Původně:</text:p>
      <text:list xml:id="list160154002185479" text:continue-numbering="true" text:style-name="L37">
        <text:list-item>
          <text:p text:style-name="P128"><text:soft-page-break/>Mít na krku amulet se symbolem Belerona, nebo kýho boha že to je svatyně. Přízrak je pak pozdraví jako jako věřící a svatyni opustí.</text:p>
          <text:list>
            <text:list-item>
              <text:p text:style-name="P128">Tohle asi vysvětlovat nemusím. Ve svatyni bude socha, a amulety jí budou podobné.</text:p>
              <text:list>
                <text:list-item>
                  <text:p text:style-name="P129">I když možná nějaká zmínka o tom, že strážce do svatyně pustí jen vyznavače Belerona, by tam být mohla.</text:p>
                </text:list-item>
              </text:list>
            </text:list-item>
            <text:list-item>
              <text:p text:style-name="P136">Pokud jen některé z postav budou mít Beleronův amulet, tak je přízrak cíleně osloví <text:span text:style-name="T61">a oznámí jim, že „Do svatyně mohou vstoupit jen následovníci Belerona“.</text:span></text:p>
            </text:list-item>
          </text:list>
        </text:list-item>
      </text:list>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8T16:01:51.820000000</dc:date>
    <meta:print-date>2113-01-01T00:00:00</meta:print-date>
    <meta:editing-cycles>9815</meta:editing-cycles>
    <meta:editing-duration>P31DT3H6M43S</meta:editing-duration>
    <meta:generator>LibreOffice/5.4.2.2$Windows_X86_64 LibreOffice_project/22b09f6418e8c2d508a9eaf86b2399209b0990f4</meta:generator>
    <dc:creator>York </dc:creator>
    <meta:document-statistic meta:table-count="0" meta:image-count="0" meta:object-count="0" meta:page-count="26" meta:paragraph-count="328" meta:word-count="4552" meta:character-count="25421" meta:non-whitespace-character-count="21405"/>
  </office:meta>
</office:document-meta>
</file>